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family-generic="system" style:font-pitch="variable"/>
    <style:font-face style:name="FreeSans" svg:font-family="FreeSans" style:font-family-generic="system" style:font-pitch="variable"/>
    <style:font-face style:name="Helvetica" svg:font-family="Helvetica"/>
    <style:font-face style:name="Helvetica1" svg:font-family="Helvetic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1" svg:font-family="'Noto Sans'" style:font-family-generic="system" style:font-pitch="variable"/>
    <style:font-face style:name="Noto Sans2" svg:font-family="'Noto Sans'" style:font-pitch="variable"/>
    <style:font-face style:name="ProximaNova" svg:font-family="ProximaNova" style:font-pitch="variable"/>
    <style:font-face style:name="ProximaNova-RegularIt" svg:font-family="ProximaNova-RegularIt" style:font-pitch="variable"/>
    <style:font-face style:name="ProximaNova-RegularIt1" svg:font-family="ProximaNova-RegularIt"/>
    <style:font-face style:name="ProximaNova1" svg:font-family="ProximaNova"/>
    <style:font-face style:name="STIX" svg:font-family="STIX" style:font-pitch="variable"/>
    <style:font-face style:name="STIX1" svg:font-family="STIX"/>
    <style:font-face style:name="SonataStd" svg:font-family="SonataStd" style:font-pitch="variable"/>
    <style:font-face style:name="SonataStd1" svg:font-family="SonataStd"/>
    <style:font-face style:name="Source Han Sans CN" svg:font-family="'Source Han Sans CN'" style:font-family-generic="system" style:font-pitch="variable"/>
    <style:font-face style:name="Times" svg:font-family="Times" style:font-pitch="variable"/>
    <style:font-face style:name="Times1" svg:font-family="Times"/>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48cm" fo:min-width="0.352cm" fo:padding-top="0cm" fo:padding-bottom="0cm" fo:padding-left="0cm" fo:padding-right="0cm"/>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true" fo:min-height="0.48cm" fo:min-width="2.974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48cm" fo:min-width="1.907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48cm" fo:min-width="0.599cm" fo:padding-top="0cm" fo:padding-bottom="0cm" fo:padding-left="0cm" fo:padding-right="0cm"/>
      <style:paragraph-properties style:writing-mode="lr-tb"/>
    </style:style>
    <style:style style:name="gr5" style:family="graphic" style:parent-style-name="standard">
      <style:graphic-properties draw:stroke="solid" svg:stroke-width="0.017cm" svg:stroke-color="#231f20" draw:stroke-linejoin="miter"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8cm" fo:min-width="1.026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48cm" fo:min-width="1.081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48cm" fo:min-width="1.005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48cm" fo:min-width="0.417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48cm" fo:min-width="14.15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48cm" fo:min-width="14.091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48cm" fo:min-width="14.281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48cm" fo:min-width="13.832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48cm" fo:min-width="14.412cm" fo:padding-top="0cm" fo:padding-bottom="0cm" fo:padding-left="0cm" fo:padding-right="0cm"/>
      <style:paragraph-properties style:writing-mode="lr-tb"/>
    </style:style>
    <style:style style:name="gr15"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16" style:family="graphic" style:parent-style-name="standard">
      <style:graphic-properties draw:stroke="solid" svg:stroke-width="0.04cm" svg:stroke-color="#231f20" draw:stroke-linejoin="miter" svg:stroke-linecap="butt" draw:fill="none" fo:padding-top="0.02cm" fo:padding-bottom="0.02cm" fo:padding-left="0.02cm" fo:padding-right="0.02cm"/>
    </style:style>
    <style:style style:name="gr17"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18" style:family="graphic" style:parent-style-name="standard">
      <style:graphic-properties draw:stroke="solid" svg:stroke-width="0.026cm" svg:stroke-color="#231f20" draw:stroke-linejoin="miter" svg:stroke-linecap="butt" draw:fill="none" fo:padding-top="0.013cm" fo:padding-bottom="0.013cm" fo:padding-left="0.013cm" fo:padding-right="0.013cm"/>
    </style:style>
    <style:style style:name="gr19" style:family="graphic" style:parent-style-name="standard">
      <style:graphic-properties draw:stroke="none" draw:fill="solid" draw:fill-color="#231f20"/>
    </style:style>
    <style:style style:name="gr20" style:family="graphic" style:parent-style-name="standard">
      <style:graphic-properties draw:stroke="solid" svg:stroke-width="0.015cm" svg:stroke-color="#231f20" draw:stroke-linejoin="miter" svg:stroke-linecap="butt" draw:fill="none" draw:textarea-horizontal-align="center" draw:textarea-vertical-align="middle" fo:padding-top="0.007cm" fo:padding-bottom="0.007cm" fo:padding-left="0.007cm" fo:padding-right="0.007cm"/>
    </style:style>
    <style:style style:name="gr21"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22" style:family="graphic" style:parent-style-name="standard">
      <style:graphic-properties draw:stroke="none" draw:fill="none" draw:textarea-horizontal-align="left" draw:textarea-vertical-align="top" draw:auto-grow-height="true" draw:auto-grow-width="true" fo:min-height="0.48cm" fo:min-width="7.025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48cm" fo:min-width="0.408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48cm" fo:min-width="7.139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28cm" fo:min-width="0.205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48cm" fo:min-width="6.636cm" fo:padding-top="0cm" fo:padding-bottom="0cm" fo:padding-left="0cm" fo:padding-right="0cm"/>
      <style:paragraph-properties style:writing-mode="lr-tb"/>
    </style:style>
    <style:style style:name="gr27" style:family="graphic" style:parent-style-name="standard">
      <style:graphic-properties draw:stroke="solid" svg:stroke-width="0.044cm" svg:stroke-color="#ffffff" draw:stroke-linejoin="miter" svg:stroke-linecap="butt" draw:fill="none" fo:padding-top="0.022cm" fo:padding-bottom="0.022cm" fo:padding-left="0.022cm" fo:padding-right="0.022cm"/>
    </style:style>
    <style:style style:name="gr28" style:family="graphic" style:parent-style-name="standard">
      <style:graphic-properties draw:stroke="solid" svg:stroke-width="0.008cm" svg:stroke-color="#000000" draw:stroke-linejoin="miter" svg:stroke-linecap="butt" draw:fill="none" fo:padding-top="0.004cm" fo:padding-bottom="0.004cm" fo:padding-left="0.004cm" fo:padding-right="0.004cm"/>
    </style:style>
    <style:style style:name="gr29" style:family="graphic" style:parent-style-name="standard">
      <style:graphic-properties draw:stroke="none" draw:fill="solid" draw:fill-color="#000000"/>
    </style:style>
    <style:style style:name="gr30" style:family="graphic" style:parent-style-name="standard">
      <style:graphic-properties draw:stroke="solid" svg:stroke-width="0.008cm" svg:stroke-color="#ffffff" draw:stroke-linejoin="miter" svg:stroke-linecap="butt" draw:fill="none" fo:padding-top="0.004cm" fo:padding-bottom="0.004cm" fo:padding-left="0.004cm" fo:padding-right="0.004cm"/>
    </style:style>
    <style:style style:name="gr31"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32" style:family="graphic" style:parent-style-name="standard">
      <style:graphic-properties draw:stroke="none" draw:fill="none" draw:textarea-horizontal-align="left" draw:textarea-vertical-align="top" draw:auto-grow-height="true" draw:auto-grow-width="true" fo:min-height="0.48cm" fo:min-width="11.987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213cm" fo:min-width="3.401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213cm" fo:min-width="1.801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48cm" fo:min-width="0.184cm" fo:padding-top="0cm" fo:padding-bottom="0cm" fo:padding-left="0cm" fo:padding-right="0cm"/>
      <style:paragraph-properties style:writing-mode="lr-tb"/>
    </style:style>
    <style:style style:name="P1" style:family="paragraph">
      <style:paragraph-properties fo:text-align="start" style:writing-mode="lr-tb"/>
    </style:style>
    <style:style style:name="P2" style:family="paragraph">
      <loext:graphic-properties draw:fill="none"/>
      <style:paragraph-properties style:writing-mode="lr-tb"/>
      <style:text-properties fo:font-size="10pt" style:font-size-asian="10pt" style:font-size-complex="10pt"/>
    </style:style>
    <style:style style:name="P3" style:family="paragraph">
      <loext:graphic-properties draw:fill="none"/>
    </style:style>
    <style:style style:name="P4" style:family="paragraph">
      <loext:graphic-properties draw:fill="solid" draw:fill-color="#231f20"/>
    </style:style>
    <style:style style:name="P5" style:family="paragraph">
      <loext:graphic-properties draw:fill="none"/>
      <style:paragraph-properties fo:text-align="center"/>
    </style:style>
    <style:style style:name="P6" style:family="paragraph">
      <loext:graphic-properties draw:fill="none"/>
      <style:paragraph-properties style:writing-mode="lr-tb"/>
      <style:text-properties fo:font-size="5.80000019073486pt" style:font-size-asian="5.80000019073486pt" style:font-size-complex="5.80000019073486pt"/>
    </style:style>
    <style:style style:name="P7" style:family="paragraph">
      <loext:graphic-properties draw:fill="solid" draw:fill-color="#000000"/>
    </style:style>
    <style:style style:name="P8" style:family="paragraph">
      <loext:graphic-properties draw:fill="none"/>
      <style:paragraph-properties style:writing-mode="lr-tb"/>
      <style:text-properties fo:font-size="6pt" style:font-size-asian="6pt" style:font-size-complex="6pt"/>
    </style:style>
    <style:style style:name="P9" style:family="paragraph">
      <loext:graphic-properties draw:fill="none"/>
      <style:paragraph-properties fo:text-align="start" style:writing-mode="lr-tb"/>
      <style:text-properties fo:font-size="10pt" style:font-size-asian="10pt" style:font-size-complex="10pt"/>
    </style:style>
    <style:style style:name="T1" style:family="text">
      <style:text-properties fo:color="#231f20" loext:opacity="100%" style:font-name="STIX1" fo:font-size="10pt" fo:font-style="italic" fo:font-weight="normal" style:font-size-asian="10pt" style:font-style-asian="italic" style:font-weight-asian="normal" style:font-name-complex="STIX1" style:font-size-complex="10pt" style:font-style-complex="italic" style:font-weight-complex="normal"/>
    </style:style>
    <style:style style:name="T2" style:family="text">
      <style:text-properties fo:color="#231f20" loext:opacity="100%" style:font-name="STIX1" fo:font-size="10pt" fo:font-weight="normal" style:font-size-asian="10pt" style:font-weight-asian="normal" style:font-name-complex="STIX1" style:font-size-complex="10pt" style:font-weight-complex="normal"/>
    </style:style>
    <style:style style:name="T3" style:family="text">
      <style:text-properties fo:color="#231f20" loext:opacity="100%" style:font-name="STIX1" fo:font-size="5.80000019073486pt" fo:font-weight="normal" style:font-size-asian="5.80000019073486pt" style:font-weight-asian="normal" style:font-name-complex="STIX1" style:font-size-complex="5.80000019073486pt" style:font-weight-complex="normal"/>
    </style:style>
    <style:style style:name="T4" style:family="text">
      <style:text-properties fo:color="#000000" loext:opacity="100%" style:font-name="Helvetica" fo:font-size="6pt" fo:font-weight="normal" style:font-size-asian="6pt" style:font-weight-asian="normal" style:font-name-complex="Helvetica" style:font-size-complex="6pt" style:font-weight-complex="normal"/>
    </style:style>
    <style:style style:name="T5" style:family="text">
      <style:text-properties fo:color="#231f20" loext:opacity="100%" style:text-position="33% 58%" style:font-name="STIX1" fo:font-size="10pt" fo:font-weight="normal" style:font-size-asian="10pt" style:font-weight-asian="normal" style:font-name-complex="STIX1" style:font-size-complex="10pt" style:font-weight-complex="normal"/>
    </style:style>
    <style:style style:name="T6" style:family="text">
      <style:text-properties fo:color="#231f20" loext:opacity="100%" style:text-position="-8% 58%" style:font-name="STIX1" fo:font-size="10pt" fo:font-weight="normal" style:font-size-asian="10pt" style:font-weight-asian="normal" style:font-name-complex="STIX1" style:font-size-complex="10pt" style:font-weight-complex="normal"/>
    </style:style>
    <style:style style:name="T7" style:family="text">
      <style:text-properties fo:color="#231f20" loext:opacity="100%" style:text-position="0% 100%" style:font-name="STIX1" fo:font-size="10pt" fo:font-weight="normal" style:font-size-asian="10pt" style:font-weight-asian="normal" style:font-name-complex="STIX1"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9">
        <draw:frame draw:style-name="gr1" draw:text-style-name="P2" draw:layer="layout" svg:width="0.352cm" svg:height="0.48cm" svg:x="2.933cm" svg:y="26.195cm">
          <draw:text-box>
            <text:p text:style-name="P1"><text:span text:style-name="T1"><text:s/></text:span></text:p>
          </draw:text-box>
        </draw:frame>
        <draw:frame draw:style-name="gr2" draw:text-style-name="P2" draw:layer="layout" svg:width="2.974cm" svg:height="0.48cm" svg:x="13.37cm" svg:y="26.195cm">
          <draw:text-box>
            <text:p text:style-name="P1"><text:span text:style-name="T1">Student Workbook </text:span></text:p>
          </draw:text-box>
        </draw:frame>
        <draw:frame draw:style-name="gr3" draw:text-style-name="P2" draw:layer="layout" svg:width="1.907cm" svg:height="0.48cm" svg:x="16.298cm" svg:y="26.195cm">
          <draw:text-box>
            <text:p text:style-name="P1"><text:span text:style-name="T2">Chapter 16 </text:span></text:p>
          </draw:text-box>
        </draw:frame>
        <draw:frame draw:style-name="gr1" draw:text-style-name="P2" draw:layer="layout" svg:width="0.352cm" svg:height="0.48cm" svg:x="18.209cm" svg:y="26.195cm">
          <draw:text-box>
            <text:p text:style-name="P1"><text:span text:style-name="T2"><text:s/></text:span></text:p>
          </draw:text-box>
        </draw:frame>
        <draw:frame draw:style-name="gr1" draw:text-style-name="P2" draw:layer="layout" svg:width="0.352cm" svg:height="0.48cm" svg:x="18.561cm" svg:y="26.195cm">
          <draw:text-box>
            <text:p text:style-name="P1"><text:span text:style-name="T2"><text:s/></text:span></text:p>
          </draw:text-box>
        </draw:frame>
        <draw:frame draw:style-name="gr4" draw:text-style-name="P2" draw:layer="layout" svg:width="0.599cm" svg:height="0.48cm" svg:x="18.914cm" svg:y="26.195cm">
          <draw:text-box>
            <text:p text:style-name="P1"><text:span text:style-name="T2">141</text:span></text:p>
          </draw:text-box>
        </draw:frame>
        <draw:line draw:style-name="gr5" draw:text-style-name="P3" draw:layer="layout" svg:x1="3.79cm" svg:y1="1.534cm" svg:x2="11.834cm" svg:y2="1.534cm">
          <text:p/>
        </draw:line>
        <draw:frame draw:style-name="gr6" draw:text-style-name="P2" draw:layer="layout" svg:width="1.026cm" svg:height="0.48cm" svg:x="2.933cm" svg:y="1.131cm">
          <draw:text-box>
            <text:p text:style-name="P1"><text:span text:style-name="T1">Name </text:span></text:p>
          </draw:text-box>
        </draw:frame>
        <draw:line draw:style-name="gr5" draw:text-style-name="P3" draw:layer="layout" svg:x1="12.832cm" svg:y1="1.534cm" svg:x2="15.689cm" svg:y2="1.534cm">
          <text:p/>
        </draw:line>
        <draw:frame draw:style-name="gr7" draw:text-style-name="P2" draw:layer="layout" svg:width="1.081cm" svg:height="0.48cm" svg:x="11.834cm" svg:y="1.131cm">
          <draw:text-box>
            <text:p text:style-name="P1"><text:span text:style-name="T1"><text:s text:c="2"/></text:span><text:span text:style-name="T1">Class </text:span></text:p>
          </draw:text-box>
        </draw:frame>
        <draw:line draw:style-name="gr5" draw:text-style-name="P3" draw:layer="layout" svg:x1="16.585cm" svg:y1="1.534cm" svg:x2="19.443cm" svg:y2="1.534cm">
          <text:p/>
        </draw:line>
        <draw:frame draw:style-name="gr8" draw:text-style-name="P2" draw:layer="layout" svg:width="1.005cm" svg:height="0.48cm" svg:x="15.69cm" svg:y="1.131cm">
          <draw:text-box>
            <text:p text:style-name="P1"><text:span text:style-name="T1"><text:s text:c="2"/></text:span><text:span text:style-name="T1">Date </text:span></text:p>
          </draw:text-box>
        </draw:frame>
        <draw:frame draw:style-name="gr9" draw:text-style-name="P2" draw:layer="layout" svg:width="0.417cm" svg:height="0.48cm" svg:x="2.933cm" svg:y="2.435cm">
          <draw:text-box>
            <text:p text:style-name="P1"><text:span text:style-name="T2">B. </text:span></text:p>
          </draw:text-box>
        </draw:frame>
        <draw:frame draw:style-name="gr10" draw:text-style-name="P2" draw:layer="layout" svg:width="14.15cm" svg:height="0.48cm" svg:x="3.568cm" svg:y="2.435cm">
          <draw:text-box>
            <text:p text:style-name="P1"><text:span text:style-name="T2">For each of the following problems, first analyze the given chord. Next, find a smooth </text:span></text:p>
          </draw:text-box>
        </draw:frame>
        <draw:frame draw:style-name="gr11" draw:text-style-name="P2" draw:layer="layout" svg:width="14.091cm" svg:height="0.48cm" svg:x="3.568cm" svg:y="2.858cm">
          <draw:text-box>
            <text:p text:style-name="P1"><text:span text:style-name="T2">way to lead into the chord. Although there are many possibilities, it will often work to </text:span></text:p>
          </draw:text-box>
        </draw:frame>
        <draw:frame draw:style-name="gr12" draw:text-style-name="P2" draw:layer="layout" svg:width="14.281cm" svg:height="0.48cm" svg:x="3.568cm" svg:y="3.282cm">
          <draw:text-box>
            <text:p text:style-name="P1"><text:span text:style-name="T2">use a chord whose root is a P5 above the root of the secondary dominant. Experiment </text:span></text:p>
          </draw:text-box>
        </draw:frame>
        <draw:frame draw:style-name="gr13" draw:text-style-name="P2" draw:layer="layout" svg:width="13.832cm" svg:height="0.48cm" svg:x="3.568cm" svg:y="3.705cm">
          <draw:text-box>
            <text:p text:style-name="P1"><text:span text:style-name="T2">with other relationships also. Then, resolve each chord properly, taking special care </text:span></text:p>
          </draw:text-box>
        </draw:frame>
        <draw:frame draw:style-name="gr14" draw:text-style-name="P2" draw:layer="layout" svg:width="14.412cm" svg:height="0.48cm" svg:x="3.568cm" svg:y="4.128cm">
          <draw:text-box>
            <text:p text:style-name="P1"><text:span text:style-name="T2">with the leading tone and 7th resolutions. Analyze all chords with roman numerals and </text:span></text:p>
          </draw:text-box>
        </draw:frame>
        <draw:line draw:style-name="gr15" draw:text-style-name="P3" draw:layer="layout" svg:x1="5.12cm" svg:y1="8.093cm" svg:x2="5.535cm" svg:y2="8.093cm">
          <text:p/>
        </draw:line>
        <draw:path draw:style-name="gr16" draw:text-style-name="P3" draw:layer="layout" svg:width="0.105cm" svg:height="2.674cm" svg:x="6.349cm" svg:y="6.313cm" svg:viewBox="0 0 106 2675" svg:d="M106 2675v-2675M0 2675v-2675">
          <text:p/>
        </draw:path>
        <draw:line draw:style-name="gr15" draw:text-style-name="P3" draw:layer="layout" svg:x1="7.884cm" svg:y1="8.093cm" svg:x2="8.299cm" svg:y2="8.093cm">
          <text:p/>
        </draw:line>
        <draw:path draw:style-name="gr16" draw:text-style-name="P3" draw:layer="layout" svg:width="0.105cm" svg:height="2.674cm" svg:x="9.113cm" svg:y="6.313cm" svg:viewBox="0 0 106 2675" svg:d="M106 2675v-2675M0 2675v-2675">
          <text:p/>
        </draw:path>
        <draw:path draw:style-name="gr17" draw:text-style-name="P3" draw:layer="layout" svg:width="0.238cm" svg:height="3.012cm" svg:x="10.826cm" svg:y="6.232cm" svg:viewBox="0 0 239 3013" svg:d="M239 591v-591M0 1334v-504M239 1918v-503M0 3013v-591">
          <text:p/>
        </draw:path>
        <draw:path draw:style-name="gr16" draw:text-style-name="P3" draw:layer="layout" svg:width="0.105cm" svg:height="2.674cm" svg:x="11.967cm" svg:y="6.313cm" svg:viewBox="0 0 106 2675" svg:d="M106 2675v-2675M0 2675v-2675">
          <text:p/>
        </draw:path>
        <draw:path draw:style-name="gr17" draw:text-style-name="P3" draw:layer="layout" svg:width="0.238cm" svg:height="2.182cm" svg:x="14.042cm" svg:y="7.239cm" svg:viewBox="0 0 239 2183" svg:d="M0 415v-415M239 1176v-503M0 2183v-503">
          <text:p/>
        </draw:path>
        <draw:line draw:style-name="gr15" draw:text-style-name="P3" draw:layer="layout" svg:x1="13.954cm" svg:y1="7.207cm" svg:x2="14.368cm" svg:y2="7.207cm">
          <text:p/>
        </draw:line>
        <draw:line draw:style-name="gr17" draw:text-style-name="P3" draw:layer="layout" svg:x1="14.28cm" svg:y1="6.999cm" svg:x2="14.28cm" svg:y2="6.408cm">
          <text:p/>
        </draw:line>
        <draw:path draw:style-name="gr16" draw:text-style-name="P3" draw:layer="layout" svg:width="0.104cm" svg:height="2.674cm" svg:x="15.183cm" svg:y="6.313cm" svg:viewBox="0 0 105 2675" svg:d="M105 2675v-2675M0 2675v-2675">
          <text:p/>
        </draw:path>
        <draw:path draw:style-name="gr17" draw:text-style-name="P3" draw:layer="layout" svg:width="0.239cm" svg:height="3.101cm" svg:x="17.144cm" svg:y="6.232cm" svg:viewBox="0 0 240 3102" svg:d="M240 591v-591M0 1333v-503M240 1918v-504M0 3102v-591">
          <text:p/>
        </draw:path>
        <draw:path draw:style-name="gr16" draw:text-style-name="P3" draw:layer="layout" svg:width="0.104cm" svg:height="2.674cm" svg:x="18.339cm" svg:y="6.313cm" svg:viewBox="0 0 105 2675" svg:d="M105 2675v-2675M0 2675v-2675">
          <text:p/>
        </draw:path>
        <draw:path draw:style-name="gr18" draw:text-style-name="P3" draw:layer="layout" svg:width="15.24cm" svg:height="2.649cm" svg:x="3.222cm" svg:y="6.325cm" svg:viewBox="0 0 15241 2650" svg:d="M0 1945h15241M0 2121h15241M0 2298h15241M0 2474h15241M0 2650h15241M0 0h15241M0 177h15241M0 354h15241M0 530h15241M0 707h15241">
          <text:p/>
        </draw:path>
        <draw:line draw:style-name="gr16" draw:text-style-name="P3" draw:layer="layout" svg:x1="3.222cm" svg:y1="8.987cm" svg:x2="3.222cm" svg:y2="6.313cm">
          <text:p/>
        </draw:line>
        <draw:line draw:style-name="gr17" draw:text-style-name="P3" draw:layer="layout" svg:x1="5.466cm" svg:y1="13.091cm" svg:x2="5.466cm" svg:y2="12.677cm">
          <text:p/>
        </draw:line>
        <draw:line draw:style-name="gr15" draw:text-style-name="P3" draw:layer="layout" svg:x1="5.139cm" svg:y1="13.211cm" svg:x2="5.554cm" svg:y2="13.211cm">
          <text:p/>
        </draw:line>
        <draw:line draw:style-name="gr17" draw:text-style-name="P3" draw:layer="layout" svg:x1="5.482cm" svg:y1="13.834cm" svg:x2="5.482cm" svg:y2="13.243cm">
          <text:p/>
        </draw:line>
        <draw:line draw:style-name="gr15" draw:text-style-name="P3" draw:layer="layout" svg:x1="5.393cm" svg:y1="13.211cm" svg:x2="5.808cm" svg:y2="13.211cm">
          <text:p/>
        </draw:line>
        <draw:path draw:style-name="gr17" draw:text-style-name="P3" draw:layer="layout" svg:width="0.238cm" svg:height="1.334cm" svg:x="5.228cm" svg:y="11.262cm" svg:viewBox="0 0 239 1335" svg:d="M239 592v-592M0 1335v-503">
          <text:p/>
        </draw:path>
        <draw:path draw:style-name="gr16" draw:text-style-name="P3" draw:layer="layout" svg:width="0.104cm" svg:height="2.674cm" svg:x="6.501cm" svg:y="11.432cm" svg:viewBox="0 0 105 2675" svg:d="M105 2675v-2675M0 2675v-2675">
          <text:p/>
        </draw:path>
        <draw:path draw:style-name="gr17" draw:text-style-name="P3" draw:layer="layout" svg:width="0.238cm" svg:height="1.653cm" svg:x="8.136cm" svg:y="12.446cm" svg:viewBox="0 0 239 1654" svg:d="M0 414v-414M239 998v-503M0 1654v-592">
          <text:p/>
        </draw:path>
        <draw:line draw:style-name="gr15" draw:text-style-name="P3" draw:layer="layout" svg:x1="8.048cm" svg:y1="12.326cm" svg:x2="8.463cm" svg:y2="12.326cm">
          <text:p/>
        </draw:line>
        <draw:line draw:style-name="gr17" draw:text-style-name="P3" draw:layer="layout" svg:x1="8.374cm" svg:y1="12.03cm" svg:x2="8.374cm" svg:y2="11.439cm">
          <text:p/>
        </draw:line>
        <draw:path draw:style-name="gr16" draw:text-style-name="P3" draw:layer="layout" svg:width="0.104cm" svg:height="2.674cm" svg:x="9.348cm" svg:y="11.432cm" svg:viewBox="0 0 105 2675" svg:d="M105 2675v-2675M0 2675v-2675">
          <text:p/>
        </draw:path>
        <draw:path draw:style-name="gr17" draw:text-style-name="P3" draw:layer="layout" svg:width="0.238cm" svg:height="2.749cm" svg:x="11.324cm" svg:y="11.35cm" svg:viewBox="0 0 239 2750" svg:d="M239 591v-591M239 1919v-503M0 2750v-591">
          <text:p/>
        </draw:path>
        <draw:path draw:style-name="gr16" draw:text-style-name="P3" draw:layer="layout" svg:width="0.104cm" svg:height="2.674cm" svg:x="12.535cm" svg:y="11.432cm" svg:viewBox="0 0 105 2675" svg:d="M105 2675v-2675M0 2675v-2675">
          <text:p/>
        </draw:path>
        <draw:path draw:style-name="gr17" draw:text-style-name="P3" draw:layer="layout" svg:width="0.238cm" svg:height="2.924cm" svg:x="14.328cm" svg:y="11.439cm" svg:viewBox="0 0 239 2925" svg:d="M239 591v-591M239 1830v-504M0 2925v-591">
          <text:p/>
        </draw:path>
        <draw:path draw:style-name="gr16" draw:text-style-name="P3" draw:layer="layout" svg:width="0.104cm" svg:height="2.674cm" svg:x="15.539cm" svg:y="11.432cm" svg:viewBox="0 0 105 2675" svg:d="M105 2675v-2675M0 2675v-2675">
          <text:p/>
        </draw:path>
        <draw:path draw:style-name="gr17" draw:text-style-name="P3" draw:layer="layout" svg:width="0.238cm" svg:height="1.51cm" svg:x="17.19cm" svg:y="12.765cm" svg:viewBox="0 0 239 1511" svg:d="M239 416v-416M0 1511v-591">
          <text:p/>
        </draw:path>
        <draw:line draw:style-name="gr15" draw:text-style-name="P3" draw:layer="layout" svg:x1="17.102cm" svg:y1="13.211cm" svg:x2="17.517cm" svg:y2="13.211cm">
          <text:p/>
        </draw:line>
        <draw:path draw:style-name="gr17" draw:text-style-name="P3" draw:layer="layout" svg:width="0.238cm" svg:height="1.334cm" svg:x="17.19cm" svg:y="11.174cm" svg:viewBox="0 0 239 1335" svg:d="M239 592v-592M0 1335v-503">
          <text:p/>
        </draw:path>
        <draw:path draw:style-name="gr16" draw:text-style-name="P3" draw:layer="layout" svg:width="0.104cm" svg:height="2.674cm" svg:x="18.339cm" svg:y="11.432cm" svg:viewBox="0 0 105 2675" svg:d="M105 2675v-2675M0 2675v-2675">
          <text:p/>
        </draw:path>
        <draw:path draw:style-name="gr18" draw:text-style-name="P3" draw:layer="layout" svg:width="15.24cm" svg:height="2.649cm" svg:x="3.222cm" svg:y="11.444cm" svg:viewBox="0 0 15241 2650" svg:d="M0 1945h15241M0 2121h15241M0 2298h15241M0 2474h15241M0 2650h15241M0 0h15241M0 176h15241M0 353h15241M0 530h15241M0 706h15241">
          <text:p/>
        </draw:path>
        <draw:line draw:style-name="gr16" draw:text-style-name="P3" draw:layer="layout" svg:x1="3.222cm" svg:y1="14.106cm" svg:x2="3.222cm" svg:y2="11.432cm">
          <text:p/>
        </draw:line>
        <draw:path draw:style-name="gr19" draw:text-style-name="P4" draw:layer="layout" svg:width="0.468cm" svg:height="1.316cm" svg:x="3.333cm" svg:y="6.003cm" svg:viewBox="0 0 469 1317" svg:d="M255 664l-30-105c55-50 109-105 136-185 59-169 5-244-66-374-78 51-133 137-145 190-29 122 1 184 33 296l3 13c-93 89-186 159-186 280 0 216 206 257 253 256 24-1 46-5 67-10 41 171 54 247-90 272-19 3-50-7-50-18s78-1 84-76c5-67-31-95-88-97-53-1-88 38-89 94-3 80 87 137 182 110 127-37 100-171 77-274l-4-18c94-34 142-122 123-228-13-73-118-143-210-126zM208 575l26 94c-34 11-65 35-87 78-44 84 12 173 82 206l3-14c-61-41-70-115-28-165 13-15 31-26 49-31l62 258 1 4c-10 4-23 5-36 7-139 17-229-90-225-200 3-107 77-168 153-237zM337 998l-62-259c51-4 108 22 132 68 38 68 17 156-70 191zM203 482l-6-21c-25-85-36-145-6-226 26-73 59-114 124-156 10 42 63 124 10 237-32 68-76 120-122 166z">
          <text:p/>
        </draw:path>
        <draw:path draw:style-name="gr19" draw:text-style-name="P4" draw:layer="layout" svg:width="0.527cm" svg:height="0.612cm" svg:x="3.292cm" svg:y="8.264cm" svg:viewBox="0 0 528 613" svg:d="M89 136c-16-18 14-90 75-106 144-38 202 155 151 279-45 107-113 203-224 254-34 14-55 21-91 27v23c109-6 187-60 256-115 155-127 217-349 71-465-67-54-173-31-207-7-58 42-80 96-79 152 0 50 63 87 108 70 26-10 52-48 34-97-13-34-50-34-66-29-19 5-27 15-28 14zM525 267c0-22-18-41-39-41-22 0-40 16-42 38-2 24 17 46 42 46 22 0 39-21 39-43zM528 93c0-23-19-41-42-41s-42 17-43 40 19 44 43 44c23 0 42-19 42-43z">
          <text:p/>
        </draw:path>
        <draw:path draw:style-name="gr19" draw:text-style-name="P4" draw:layer="layout" svg:width="0.166cm" svg:height="0.445cm" svg:x="3.921cm" svg:y="6.342cm" svg:viewBox="0 0 167 446" svg:d="M15 446h13c3-4 15-20 26-30 50-43 149-109 99-166-39-44-90-12-118 26l9-276h-44zM102 270c34 36-38 119-38 119l-36 36 5-123c13-26 42-60 69-32z">
          <text:p/>
        </draw:path>
        <draw:path draw:style-name="gr19" draw:text-style-name="P4" draw:layer="layout" svg:width="0.166cm" svg:height="0.445cm" svg:x="4.104cm" svg:y="6.077cm" svg:viewBox="0 0 167 446" svg:d="M16 446h12c3-4 15-19 27-29 50-44 148-111 98-168-38-44-90-11-118 27l9-276h-44zM102 270c34 35-38 119-38 119l-36 37 5-124c13-26 42-61 69-32z">
          <text:p/>
        </draw:path>
        <draw:path draw:style-name="gr19" draw:text-style-name="P4" draw:layer="layout" svg:width="0.166cm" svg:height="0.445cm" svg:x="3.921cm" svg:y="8.462cm" svg:viewBox="0 0 167 446" svg:d="M15 446h13c3-4 15-20 26-29 50-44 149-110 99-167-39-45-90-12-118 27l9-277h-44zM102 270c34 36-38 119-38 119l-36 36 5-123c13-25 42-60 69-32z">
          <text:p/>
        </draw:path>
        <draw:path draw:style-name="gr19" draw:text-style-name="P4" draw:layer="layout" svg:width="0.166cm" svg:height="0.446cm" svg:x="4.104cm" svg:y="8.197cm" svg:viewBox="0 0 167 447" svg:d="M16 447h12c3-5 15-20 27-30 50-43 148-110 98-167-38-44-90-11-118 27l9-277h-44zM102 271c34 35-38 118-38 118l-36 37 5-123c13-26 42-61 69-32z">
          <text:p/>
        </draw:path>
        <draw:g>
          <draw:line draw:style-name="gr20" draw:text-style-name="P5" draw:layer="layout" svg:x1="5.208cm" svg:y1="8.804cm" svg:x2="5.208cm" svg:y2="8.213cm">
            <text:p/>
          </draw:line>
          <draw:path draw:style-name="gr19" draw:text-style-name="P4" draw:layer="layout" svg:width="0.257cm" svg:height="0.215cm" svg:x="5.2cm" svg:y="8.073cm" svg:viewBox="0 0 258 216" svg:d="M227 48c17 28-20 61-72 91-41 24-98 58-119 27-24-36 31-71 71-93 21-12 97-63 120-25zM247 38c-55-100-303 15-235 137 60 108 301-19 235-137z">
            <text:p/>
          </draw:path>
        </draw:g>
        <draw:g>
          <draw:line draw:style-name="gr20" draw:text-style-name="P5" draw:layer="layout" svg:x1="5.447cm" svg:y1="7.973cm" svg:x2="5.447cm" svg:y2="7.558cm">
            <text:p/>
          </draw:line>
          <draw:path draw:style-name="gr19" draw:text-style-name="P4" draw:layer="layout" svg:width="0.257cm" svg:height="0.216cm" svg:x="5.2cm" svg:y="7.897cm" svg:viewBox="0 0 258 217" svg:d="M227 49c17 28-20 61-72 91-41 24-98 59-119 28-24-37 31-72 71-94 21-12 97-63 120-25zM247 39c-55-101-303 14-235 138 60 106 301-20 235-138z">
            <text:p/>
          </draw:path>
        </draw:g>
        <draw:g>
          <draw:line draw:style-name="gr20" draw:text-style-name="P5" draw:layer="layout" svg:x1="5.208cm" svg:y1="7.39cm" svg:x2="5.208cm" svg:y2="6.886cm">
            <text:p/>
          </draw:line>
          <draw:path draw:style-name="gr19" draw:text-style-name="P4" draw:layer="layout" svg:width="0.257cm" svg:height="0.216cm" svg:x="5.2cm" svg:y="6.747cm" svg:viewBox="0 0 258 217" svg:d="M227 49c17 27-20 60-72 90-41 25-98 58-119 27-24-35 31-71 71-92 21-12 97-64 120-25zM247 38c-55-100-303 15-235 138 60 107 301-19 235-138z">
            <text:p/>
          </draw:path>
        </draw:g>
        <draw:g>
          <draw:line draw:style-name="gr20" draw:text-style-name="P5" draw:layer="layout" svg:x1="5.447cm" svg:y1="6.293cm" svg:x2="5.447cm" svg:y2="5.791cm">
            <text:p/>
          </draw:line>
          <draw:path draw:style-name="gr19" draw:text-style-name="P4" draw:layer="layout" svg:width="0.256cm" svg:height="0.216cm" svg:x="5.2cm" svg:y="6.217cm" svg:viewBox="0 0 257 217" svg:d="M226 48c17 28-20 61-72 92-40 24-97 58-119 27-23-35 31-72 71-93 22-13 97-64 120-26zM246 38c-55-99-303 15-234 139 59 106 300-19 234-139z">
            <text:p/>
          </draw:path>
        </draw:g>
        <draw:path draw:style-name="gr19" draw:text-style-name="P4" draw:layer="layout" svg:width="0.135cm" svg:height="0.554cm" svg:x="4.935cm" svg:y="7.903cm" svg:viewBox="0 0 136 555" svg:d="M23 368v-145l87-31v143zM23 0h-23l4 427 106-36v164h26l-7-425-106 37z">
          <text:p/>
        </draw:path>
        <draw:g>
          <draw:line draw:style-name="gr20" draw:text-style-name="P5" draw:layer="layout" svg:x1="7.972cm" svg:y1="8.893cm" svg:x2="7.972cm" svg:y2="8.301cm">
            <text:p/>
          </draw:line>
          <draw:path draw:style-name="gr19" draw:text-style-name="P4" draw:layer="layout" svg:width="0.257cm" svg:height="0.216cm" svg:x="7.964cm" svg:y="8.161cm" svg:viewBox="0 0 258 217" svg:d="M227 48c17 28-20 61-72 92-40 24-99 58-119 27-24-36 30-72 71-94 21-12 97-63 120-25zM247 38c-55-100-303 15-235 138 59 107 300-19 235-138z">
            <text:p/>
          </draw:path>
        </draw:g>
        <draw:g>
          <draw:line draw:style-name="gr20" draw:text-style-name="P5" draw:layer="layout" svg:x1="8.211cm" svg:y1="7.973cm" svg:x2="8.211cm" svg:y2="7.558cm">
            <text:p/>
          </draw:line>
          <draw:path draw:style-name="gr19" draw:text-style-name="P4" draw:layer="layout" svg:width="0.257cm" svg:height="0.216cm" svg:x="7.964cm" svg:y="7.897cm" svg:viewBox="0 0 258 217" svg:d="M227 49c17 27-20 60-72 91-40 24-99 58-119 26-24-35 30-71 71-92 21-12 97-63 120-25zM247 38c-55-100-303 15-235 139 59 106 300-20 235-139z">
            <text:p/>
          </draw:path>
        </draw:g>
        <draw:g>
          <draw:line draw:style-name="gr20" draw:text-style-name="P5" draw:layer="layout" svg:x1="7.972cm" svg:y1="7.478cm" svg:x2="7.972cm" svg:y2="6.975cm">
            <text:p/>
          </draw:line>
          <draw:path draw:style-name="gr19" draw:text-style-name="P4" draw:layer="layout" svg:width="0.257cm" svg:height="0.216cm" svg:x="7.964cm" svg:y="6.834cm" svg:viewBox="0 0 258 217" svg:d="M227 49c17 27-20 60-72 90-40 26-99 59-119 28-24-36 30-72 71-93 21-12 97-63 120-25zM247 38c-55-99-303 15-235 139 59 106 300-19 235-139z">
            <text:p/>
          </draw:path>
        </draw:g>
        <draw:g>
          <draw:line draw:style-name="gr20" draw:text-style-name="P5" draw:layer="layout" svg:x1="8.211cm" svg:y1="6.559cm" svg:x2="8.211cm" svg:y2="6.055cm">
            <text:p/>
          </draw:line>
          <draw:path draw:style-name="gr19" draw:text-style-name="P4" draw:layer="layout" svg:width="0.257cm" svg:height="0.215cm" svg:x="7.964cm" svg:y="6.482cm" svg:viewBox="0 0 258 216" svg:d="M227 48c17 29-20 61-72 92-40 24-99 58-119 27-24-36 30-71 71-94 21-12 97-63 120-25zM247 38c-55-100-303 14-235 138 59 106 300-19 235-138z">
            <text:p/>
          </draw:path>
        </draw:g>
        <draw:path draw:style-name="gr19" draw:text-style-name="P4" draw:layer="layout" svg:width="0.167cm" svg:height="0.541cm" svg:x="7.718cm" svg:y="6.671cm" svg:viewBox="0 0 168 542" svg:d="M137 511v-142l31-14v-62l-31 14v-116l31-14v-62l-31 14v-129h-22v139l-61 28v-133h-23v143l-31 14v62l31-12v116l-31 12v64l31-12v121h23v-133l61-30v132zM115 317l-61 28v-114l61-28z">
          <text:p/>
        </draw:path>
        <draw:path draw:style-name="gr19" draw:text-style-name="P4" draw:layer="layout" svg:width="0.168cm" svg:height="0.541cm" svg:x="9.316cm" svg:y="6.054cm" svg:viewBox="0 0 169 542" svg:d="M138 511v-142l31-14v-62l-31 14v-116l31-14v-63l-31 14v-128h-24v138l-60 28v-132h-23v143l-31 14v62l31-12v116l-31 12v64l31-12v121h23v-133l60-30v132zM114 317l-60 28v-114l60-28z">
          <text:p/>
        </draw:path>
        <draw:path draw:style-name="gr19" draw:text-style-name="P4" draw:layer="layout" svg:width="0.168cm" svg:height="0.541cm" svg:x="9.316cm" svg:y="8.174cm" svg:viewBox="0 0 169 542" svg:d="M138 511v-142l31-14v-62l-31 14v-117l31-14v-62l-31 14v-128h-24v138l-60 28v-132h-23v142l-31 14v63l31-12v116l-31 12v64l31-12v121h23v-133l60-29v131zM114 317l-60 28v-114l60-29z">
          <text:p/>
        </draw:path>
        <draw:path draw:style-name="gr19" draw:text-style-name="P4" draw:layer="layout" svg:width="0.256cm" svg:height="0.215cm" svg:x="10.818cm" svg:y="8.514cm" svg:viewBox="0 0 257 216" svg:d="M226 49c17 28-20 60-72 91-40 24-98 59-119 27-23-36 31-71 71-93 22-12 97-63 120-25zM246 39c-54-101-303 14-234 137 60 107 299-19 234-137z">
          <text:p/>
        </draw:path>
        <draw:path draw:style-name="gr19" draw:text-style-name="P4" draw:layer="layout" svg:width="0.256cm" svg:height="0.215cm" svg:x="10.818cm" svg:y="8.073cm" svg:viewBox="0 0 257 216" svg:d="M226 49c17 28-20 61-72 91-40 24-98 58-119 27-23-36 31-71 71-93 22-12 97-63 120-25zM246 39c-54-101-303 15-234 137 60 108 299-19 234-137z">
          <text:p/>
        </draw:path>
        <draw:path draw:style-name="gr19" draw:text-style-name="P4" draw:layer="layout" svg:width="0.256cm" svg:height="0.216cm" svg:x="10.818cm" svg:y="6.923cm" svg:viewBox="0 0 257 217" svg:d="M226 49c17 29-20 61-72 92-40 24-98 58-119 26-23-35 31-70 71-92 22-13 97-64 120-26zM246 38c-54-99-303 15-234 139 60 107 299-19 234-139z">
          <text:p/>
        </draw:path>
        <draw:path draw:style-name="gr19" draw:text-style-name="P4" draw:layer="layout" svg:width="0.256cm" svg:height="0.216cm" svg:x="10.818cm" svg:y="6.746cm" svg:viewBox="0 0 257 217" svg:d="M226 49c17 27-20 60-72 90-40 25-98 58-119 27-23-35 31-71 71-92 22-12 97-64 120-25zM246 38c-54-100-303 15-234 138 60 107 299-19 234-138z">
          <text:p/>
        </draw:path>
        <draw:path draw:style-name="gr19" draw:text-style-name="P4" draw:layer="layout" svg:width="0.168cm" svg:height="0.541cm" svg:x="10.572cm" svg:y="6.583cm" svg:viewBox="0 0 169 542" svg:d="M138 511v-142l31-14v-62l-31 14v-116l31-15v-62l-31 14v-128h-23v138l-60 28v-132h-24v142l-31 15v62l31-12v116l-31 12v64l31-12v121h24v-133l60-30v132zM115 317l-60 28v-114l60-28z">
          <text:p/>
        </draw:path>
        <draw:path draw:style-name="gr19" draw:text-style-name="P4" draw:layer="layout" svg:width="0.168cm" svg:height="0.541cm" svg:x="12.17cm" svg:y="6.054cm" svg:viewBox="0 0 169 542" svg:d="M138 511v-142l31-14v-62l-31 14v-116l31-14v-63l-31 14v-128h-23v138l-61 28v-132h-23v143l-31 14v62l31-12v116l-31 12v64l31-12v121h23v-133l61-30v132zM115 317l-61 28v-114l61-28z">
          <text:p/>
        </draw:path>
        <draw:path draw:style-name="gr19" draw:text-style-name="P4" draw:layer="layout" svg:width="0.167cm" svg:height="0.541cm" svg:x="12.377cm" svg:y="6.318cm" svg:viewBox="0 0 168 542" svg:d="M137 511v-142l31-14v-63l-31 14v-116l31-13v-63l-31 14v-128h-22v139l-62 27v-131h-22v142l-31 13v63l31-12v115l-31 13v64l31-13v122h22v-134l62-29v132zM115 317l-62 27v-114l62-27z">
          <text:p/>
        </draw:path>
        <draw:path draw:style-name="gr19" draw:text-style-name="P4" draw:layer="layout" svg:width="0.168cm" svg:height="0.542cm" svg:x="12.583cm" svg:y="5.965cm" svg:viewBox="0 0 169 543" svg:d="M138 512v-142l31-14v-62l-31 14v-117l31-14v-62l-31 13v-128h-23v139l-60 27v-131h-23v142l-32 14v62l32-12v117l-32 12v64l32-12v121h23v-133l60-30v132zM115 318l-60 28v-116l60-27z">
          <text:p/>
        </draw:path>
        <draw:path draw:style-name="gr19" draw:text-style-name="P4" draw:layer="layout" svg:width="0.168cm" svg:height="0.541cm" svg:x="12.789cm" svg:y="6.23cm" svg:viewBox="0 0 169 542" svg:d="M137 510v-142l32-14v-62l-32 14v-116l32-14v-62l-32 14v-128h-22v138l-61 28v-131h-22v141l-32 14v63l32-13v116l-32 12v64l32-12v122h22v-134l61-29v131zM115 316l-61 28v-114l61-28z">
          <text:p/>
        </draw:path>
        <draw:path draw:style-name="gr19" draw:text-style-name="P4" draw:layer="layout" svg:width="0.167cm" svg:height="0.541cm" svg:x="12.171cm" svg:y="8.174cm" svg:viewBox="0 0 168 542" svg:d="M137 511v-142l31-14v-62l-31 14v-117l31-14v-62l-31 14v-128h-22v138l-62 28v-132h-22v142l-31 14v63l31-12v116l-31 12v64l31-12v121h22v-133l62-30v132zM115 317l-62 28v-114l62-29z">
          <text:p/>
        </draw:path>
        <draw:path draw:style-name="gr19" draw:text-style-name="P4" draw:layer="layout" svg:width="0.168cm" svg:height="0.541cm" svg:x="12.377cm" svg:y="8.438cm" svg:viewBox="0 0 169 542" svg:d="M138 511v-142l31-14v-63l-31 14v-116l31-13v-63l-31 14v-128h-23v139l-61 27v-131h-23v142l-31 13v63l31-12v115l-31 13v64l31-13v122h23v-134l61-29v132zM115 317l-61 27v-114l61-27z">
          <text:p/>
        </draw:path>
        <draw:path draw:style-name="gr19" draw:text-style-name="P4" draw:layer="layout" svg:width="0.167cm" svg:height="0.541cm" svg:x="12.584cm" svg:y="8.086cm" svg:viewBox="0 0 168 542" svg:d="M137 511v-142l31-14v-63l-31 15v-117l31-14v-62l-31 14v-128h-22v138l-61 28v-132h-22v142l-32 14v62l32-12v117l-32 12v64l32-12v121h22v-133l61-30v132zM115 317l-61 28v-115l61-28z">
          <text:p/>
        </draw:path>
        <draw:path draw:style-name="gr19" draw:text-style-name="P4" draw:layer="layout" svg:width="0.168cm" svg:height="0.541cm" svg:x="12.79cm" svg:y="8.35cm" svg:viewBox="0 0 169 542" svg:d="M137 511v-142l32-13v-63l-32 14v-116l32-13v-63l-32 14v-129h-23v139l-60 28v-132h-23v143l-31 13v63l31-13v116l-31 12v64l31-12v121h23v-133l60-29v131zM114 318l-60 27v-114l60-28z">
          <text:p/>
        </draw:path>
        <draw:path draw:style-name="gr19" draw:text-style-name="P4" draw:layer="layout" svg:width="0.256cm" svg:height="0.215cm" svg:x="14.034cm" svg:y="8.778cm" svg:viewBox="0 0 257 216" svg:d="M227 48c17 28-20 61-73 91-41 25-98 59-119 28-23-36 31-72 70-94 22-12 98-63 122-25zM247 38c-55-99-303 15-235 138 59 107 299-19 235-138z">
          <text:p/>
        </draw:path>
        <draw:path draw:style-name="gr19" draw:text-style-name="P4" draw:layer="layout" svg:width="0.256cm" svg:height="0.216cm" svg:x="14.034cm" svg:y="8.338cm" svg:viewBox="0 0 257 217" svg:d="M227 49c17 27-20 60-73 90-41 26-98 59-119 28-23-36 31-72 70-93 22-12 98-63 122-25zM247 38c-55-100-303 15-235 139 59 106 299-19 235-139z">
          <text:p/>
        </draw:path>
        <draw:path draw:style-name="gr19" draw:text-style-name="P4" draw:layer="layout" svg:width="0.256cm" svg:height="0.216cm" svg:x="14.034cm" svg:y="7.099cm" svg:viewBox="0 0 257 217" svg:d="M227 48c17 28-20 62-73 92-41 24-98 58-119 27-23-36 31-72 70-94 22-12 98-63 122-25zM247 38c-55-100-303 14-235 138 59 107 299-19 235-138z">
          <text:p/>
        </draw:path>
        <draw:path draw:style-name="gr19" draw:text-style-name="P4" draw:layer="layout" svg:width="0.256cm" svg:height="0.216cm" svg:x="14.034cm" svg:y="6.923cm" svg:viewBox="0 0 257 217" svg:d="M227 49c17 28-20 61-73 92-41 24-98 57-119 26-23-35 31-71 70-92 22-13 98-64 122-26zM247 38c-55-99-303 15-235 139 59 107 299-19 235-139z">
          <text:p/>
        </draw:path>
        <draw:path draw:style-name="gr19" draw:text-style-name="P4" draw:layer="layout" svg:width="0.167cm" svg:height="0.541cm" svg:x="13.789cm" svg:y="8.615cm" svg:viewBox="0 0 168 542" svg:d="M136 511v-142l32-14v-63l-32 14v-116l32-14v-62l-32 14v-128h-22v138l-61 28v-132h-22v142l-31 14v62l31-12v117l-31 12v64l31-12v121h22v-133l61-30v132zM114 317l-61 28v-115l61-28z">
          <text:p/>
        </draw:path>
        <draw:path draw:style-name="gr19" draw:text-style-name="P4" draw:layer="layout" svg:width="0.166cm" svg:height="0.445cm" svg:x="15.387cm" svg:y="6.342cm" svg:viewBox="0 0 167 446" svg:d="M15 446h12c4-5 16-20 27-30 49-43 149-109 99-166-39-45-90-12-119 26l10-276h-44zM102 270c33 36-38 119-38 119l-37 36 5-123c13-26 43-60 70-32z">
          <text:p/>
        </draw:path>
        <draw:path draw:style-name="gr19" draw:text-style-name="P4" draw:layer="layout" svg:width="0.166cm" svg:height="0.445cm" svg:x="15.57cm" svg:y="6.077cm" svg:viewBox="0 0 167 446" svg:d="M15 446h14c3-4 15-20 26-29 50-44 149-111 98-168-38-44-89-11-118 27l10-276h-45zM103 270c33 35-38 119-38 119l-36 37 5-124c13-26 42-61 69-32z">
          <text:p/>
        </draw:path>
        <draw:path draw:style-name="gr19" draw:text-style-name="P4" draw:layer="layout" svg:width="0.166cm" svg:height="0.445cm" svg:x="15.753cm" svg:y="6.43cm" svg:viewBox="0 0 167 446" svg:d="M17 446h12c3-4 15-20 27-29 49-44 148-110 97-167-38-44-89-12-117 27l9-277h-45zM103 270c33 36-38 119-38 119l-36 36 5-123c13-25 42-60 69-32z">
          <text:p/>
        </draw:path>
        <draw:path draw:style-name="gr19" draw:text-style-name="P4" draw:layer="layout" svg:width="0.166cm" svg:height="0.445cm" svg:x="15.936cm" svg:y="6.165cm" svg:viewBox="0 0 167 446" svg:d="M16 446h12c3-4 16-19 27-29 49-43 149-110 98-168-39-44-90-11-118 27l9-276h-44zM102 270c33 36-38 119-38 119l-36 37 5-123c13-27 42-62 69-33z">
          <text:p/>
        </draw:path>
        <draw:path draw:style-name="gr19" draw:text-style-name="P4" draw:layer="layout" svg:width="0.166cm" svg:height="0.445cm" svg:x="15.386cm" svg:y="8.462cm" svg:viewBox="0 0 167 446" svg:d="M15 446h12c4-5 17-20 28-30 49-43 148-109 98-166-38-46-89-12-119 26l11-276h-45zM103 270c33 36-38 119-38 119l-38 36 6-123c14-26 43-60 70-32z">
          <text:p/>
        </draw:path>
        <draw:path draw:style-name="gr19" draw:text-style-name="P4" draw:layer="layout" svg:width="0.166cm" svg:height="0.445cm" svg:x="15.569cm" svg:y="8.197cm" svg:viewBox="0 0 167 446" svg:d="M16 446h13c3-4 15-20 26-29 50-43 149-110 98-167-38-44-89-11-117 27l9-277h-45zM103 271c33 35-38 118-38 118l-36 37 5-123c13-26 42-61 69-32z">
          <text:p/>
        </draw:path>
        <draw:path draw:style-name="gr19" draw:text-style-name="P4" draw:layer="layout" svg:width="0.166cm" svg:height="0.445cm" svg:x="15.752cm" svg:y="8.55cm" svg:viewBox="0 0 167 446" svg:d="M17 446h12c3-4 15-20 27-29 49-44 148-110 97-167-38-44-89-12-117 27l9-277h-45zM103 270c33 36-38 119-38 119l-36 36 5-123c13-25 42-60 69-32z">
          <text:p/>
        </draw:path>
        <draw:path draw:style-name="gr19" draw:text-style-name="P4" draw:layer="layout" svg:width="0.167cm" svg:height="0.446cm" svg:x="15.935cm" svg:y="8.285cm" svg:viewBox="0 0 168 447" svg:d="M16 447h12c4-5 16-20 27-30 49-44 149-111 99-168-39-44-90-11-119 27l10-276h-45zM102 270c33 35-38 118-38 118l-36 38 5-124c13-26 43-61 69-32z">
          <text:p/>
        </draw:path>
        <draw:path draw:style-name="gr19" draw:text-style-name="P4" draw:layer="layout" svg:width="0.256cm" svg:height="0.216cm" svg:x="17.135cm" svg:y="8.602cm" svg:viewBox="0 0 257 217" svg:d="M227 48c17 28-20 62-72 92-42 24-99 58-120 27-23-36 31-72 70-94 22-12 98-63 122-25zM247 38c-55-100-303 14-235 138 59 107 299-19 235-138z">
          <text:p/>
        </draw:path>
        <draw:path draw:style-name="gr19" draw:text-style-name="P4" draw:layer="layout" svg:width="0.256cm" svg:height="0.216cm" svg:x="17.135cm" svg:y="8.073cm" svg:viewBox="0 0 257 217" svg:d="M227 49c17 28-20 61-72 91-42 24-99 58-120 27-23-36 31-71 70-93 22-12 98-63 122-25zM247 39c-55-101-303 14-235 137 59 108 299-19 235-137z">
          <text:p/>
        </draw:path>
        <draw:path draw:style-name="gr19" draw:text-style-name="P4" draw:layer="layout" svg:width="0.256cm" svg:height="0.216cm" svg:x="17.135cm" svg:y="6.923cm" svg:viewBox="0 0 257 217" svg:d="M227 49c17 28-20 61-72 92-42 24-99 57-120 26-23-35 31-71 70-92 22-13 98-64 122-26zM247 38c-55-99-303 15-235 139 59 107 299-19 235-139z">
          <text:p/>
        </draw:path>
        <draw:path draw:style-name="gr19" draw:text-style-name="P4" draw:layer="layout" svg:width="0.256cm" svg:height="0.216cm" svg:x="17.135cm" svg:y="6.746cm" svg:viewBox="0 0 257 217" svg:d="M227 49c17 27-20 60-72 90-42 24-99 58-120 27-23-35 31-71 70-92 22-13 98-65 122-25zM247 38c-55-100-303 15-235 138 59 107 299-19 235-138z">
          <text:p/>
        </draw:path>
        <draw:path draw:style-name="gr19" draw:text-style-name="P4" draw:layer="layout" svg:width="0.135cm" svg:height="0.553cm" svg:x="16.911cm" svg:y="6.753cm" svg:viewBox="0 0 136 554" svg:d="M23 367v-144l87-31v143zM23 0h-23l4 427 106-36v163h26l-7-425-106 38z">
          <text:p/>
        </draw:path>
        <draw:path draw:style-name="gr19" draw:text-style-name="P4" draw:layer="layout" svg:width="0.468cm" svg:height="1.316cm" svg:x="3.333cm" svg:y="11.122cm" svg:viewBox="0 0 469 1317" svg:d="M255 665l-31-105c56-50 109-105 136-185 59-169 5-244-66-375-77 51-133 138-145 191-28 122 1 184 33 296l3 13c-93 89-185 159-185 280 0 216 205 257 252 256 24-1 47-5 67-10 41 171 54 246-89 271-19 3-51-7-51-18s78-1 84-75c5-67-31-95-88-97-53-1-87 38-89 94-3 79 87 136 182 109 128-37 101-170 77-273l-4-18c94-35 143-122 124-228-13-73-119-143-210-126zM207 576l26 94c-34 11-65 35-87 78-44 84 13 173 82 206l3-14c-60-41-70-115-27-165 13-15 30-26 48-31l62 258 1 4c-10 4-22 5-35 7-140 16-229-90-226-201 3-106 77-167 153-236zM336 999l-61-259c51-4 108 22 132 68 37 68 16 156-71 191zM203 483l-6-22c-25-84-37-144-6-225 26-73 58-114 123-156 10 42 63 124 11 237-32 68-76 120-122 166z">
          <text:p/>
        </draw:path>
        <draw:path draw:style-name="gr19" draw:text-style-name="P4" draw:layer="layout" svg:width="0.527cm" svg:height="0.612cm" svg:x="3.291cm" svg:y="13.383cm" svg:viewBox="0 0 528 613" svg:d="M89 136c-15-18 14-90 75-106 145-38 203 155 151 279-45 108-113 204-224 255-34 14-55 21-91 27v22c109-6 188-59 256-114 156-127 217-350 71-466-67-53-173-31-207-7-58 42-79 96-79 152 0 50 64 87 109 70 26-10 52-48 33-97-13-34-50-34-65-29-19 5-28 15-29 14zM525 267c0-22-17-41-39-41s-40 16-42 38c-1 24 18 46 42 46 22 0 40-21 39-43zM528 93c0-23-19-41-42-41s-42 17-42 39c-1 24 19 45 42 45s42-19 42-43z">
          <text:p/>
        </draw:path>
        <draw:path draw:style-name="gr19" draw:text-style-name="P4" draw:layer="layout" svg:width="0.168cm" svg:height="0.541cm" svg:x="3.92cm" svg:y="11.173cm" svg:viewBox="0 0 169 542" svg:d="M138 511v-143l31-14v-62l-31 14v-116l31-14v-62l-31 14v-128h-23v138l-60 28v-132h-23v142l-32 14v62l32-12v116l-32 12v64l32-12v122h23v-134l60-29v132zM115 316l-60 28v-114l60-28z">
          <text:p/>
        </draw:path>
        <draw:path draw:style-name="gr19" draw:text-style-name="P4" draw:layer="layout" svg:width="0.167cm" svg:height="0.542cm" svg:x="4.127cm" svg:y="11.437cm" svg:viewBox="0 0 168 543" svg:d="M137 511v-141l31-14v-62l-31 13v-117l31-13v-63l-31 14v-128h-23v139l-61 27v-131h-22v142l-31 13v64l31-12v115l-31 13v64l31-12v121h22v-134l61-29v131zM114 318l-61 27v-114l61-27z">
          <text:p/>
        </draw:path>
        <draw:path draw:style-name="gr19" draw:text-style-name="P4" draw:layer="layout" svg:width="0.168cm" svg:height="0.541cm" svg:x="3.92cm" svg:y="13.293cm" svg:viewBox="0 0 169 542" svg:d="M138 511v-143l31-14v-62l-31 14v-116l31-14v-62l-31 14v-128h-23v138l-60 28v-131h-23v141l-32 14v62l32-12v116l-32 12v64l32-12v122h23v-134l60-29v132zM115 316l-60 28v-114l60-28z">
          <text:p/>
        </draw:path>
        <draw:path draw:style-name="gr19" draw:text-style-name="P4" draw:layer="layout" svg:width="0.167cm" svg:height="0.542cm" svg:x="4.127cm" svg:y="13.557cm" svg:viewBox="0 0 168 543" svg:d="M137 511v-141l31-14v-62l-31 13v-116l31-14v-62l-31 13v-128h-23v139l-61 27v-131h-22v142l-31 14v63l31-12v116l-31 12v64l31-12v121h22v-134l61-29v131zM114 318l-61 27v-115l61-27z">
          <text:p/>
        </draw:path>
        <draw:path draw:style-name="gr19" draw:text-style-name="P4" draw:layer="layout" svg:width="0.257cm" svg:height="0.215cm" svg:x="5.219cm" svg:y="13.016cm" svg:viewBox="0 0 258 216" svg:d="M227 49c17 28-20 60-72 91-40 24-97 58-118 27-25-36 30-71 70-93 21-12 97-63 120-25zM247 39c-55-101-303 14-235 137 60 107 301-19 235-137z">
          <text:p/>
        </draw:path>
        <draw:path draw:style-name="gr19" draw:text-style-name="P4" draw:layer="layout" svg:width="0.256cm" svg:height="0.216cm" svg:x="5.473cm" svg:y="13.104cm" svg:viewBox="0 0 257 217" svg:d="M226 48c17 28-20 61-72 92-40 24-97 58-118 27-24-36 30-72 70-94 22-12 97-63 120-25zM246 38c-54-100-303 14-234 138 59 107 300-19 234-138z">
          <text:p/>
        </draw:path>
        <draw:path draw:style-name="gr19" draw:text-style-name="P4" draw:layer="layout" svg:width="0.257cm" svg:height="0.216cm" svg:x="5.219cm" svg:y="11.954cm" svg:viewBox="0 0 258 217" svg:d="M227 49c17 27-20 60-72 91-40 24-97 58-118 26-25-35 30-71 70-92 21-12 97-63 120-25zM247 38c-55-100-303 15-235 138 60 107 301-19 235-138z">
          <text:p/>
        </draw:path>
        <draw:path draw:style-name="gr19" draw:text-style-name="P4" draw:layer="layout" svg:width="0.257cm" svg:height="0.216cm" svg:x="5.219cm" svg:y="11.777cm" svg:viewBox="0 0 258 217" svg:d="M227 48c17 28-20 61-72 91-40 25-97 59-118 28-25-36 30-72 70-93 21-13 97-64 120-26zM247 38c-55-100-303 15-235 139 60 106 301-20 235-139z">
          <text:p/>
        </draw:path>
        <draw:path draw:style-name="gr19" draw:text-style-name="P4" draw:layer="layout" svg:width="0.134cm" svg:height="0.554cm" svg:x="4.995cm" svg:y="12.934cm" svg:viewBox="0 0 135 555" svg:d="M23 368v-145l86-31v143zM23 0h-23l4 427 105-36v164h26l-7-425-105 37z">
          <text:p/>
        </draw:path>
        <draw:path draw:style-name="gr19" draw:text-style-name="P4" draw:layer="layout" svg:width="0.166cm" svg:height="0.445cm" svg:x="6.704cm" svg:y="11.461cm" svg:viewBox="0 0 167 446" svg:d="M16 446h13c3-4 15-20 26-30 50-43 149-110 98-167-38-44-89-12-117 26l9-275h-45zM103 269c33 36-38 120-38 120l-36 36 5-124c13-26 42-60 69-32z">
          <text:p/>
        </draw:path>
        <draw:path draw:style-name="gr19" draw:text-style-name="P4" draw:layer="layout" svg:width="0.166cm" svg:height="0.445cm" svg:x="6.887cm" svg:y="11.196cm" svg:viewBox="0 0 167 446" svg:d="M16 446h12c3-4 16-20 27-29 49-43 149-110 98-167-39-44-90-11-118 27l9-277h-44zM102 271c34 35-38 118-38 118l-36 37 5-123c13-26 42-61 69-32z">
          <text:p/>
        </draw:path>
        <draw:path draw:style-name="gr19" draw:text-style-name="P4" draw:layer="layout" svg:width="0.166cm" svg:height="0.445cm" svg:x="6.704cm" svg:y="13.581cm" svg:viewBox="0 0 167 446" svg:d="M16 446h13c3-4 15-21 26-30 50-44 149-110 98-167-38-44-89-12-117 26l9-275h-45zM103 269c33 36-38 119-38 119l-36 36 5-123c13-26 42-60 69-32z">
          <text:p/>
        </draw:path>
        <draw:path draw:style-name="gr19" draw:text-style-name="P4" draw:layer="layout" svg:width="0.166cm" svg:height="0.445cm" svg:x="6.887cm" svg:y="13.316cm" svg:viewBox="0 0 167 446" svg:d="M16 446h12c3-4 16-19 27-29 49-43 149-110 98-168-39-44-90-11-118 28l9-277h-44zM102 271c34 35-38 118-38 118l-36 37 5-123c13-26 42-62 69-32z">
          <text:p/>
        </draw:path>
        <draw:path draw:style-name="gr19" draw:text-style-name="P4" draw:layer="layout" svg:width="0.256cm" svg:height="0.216cm" svg:x="8.128cm" svg:y="13.368cm" svg:viewBox="0 0 257 217" svg:d="M226 49c17 28-20 61-73 91-40 25-97 58-118 27-23-35 30-71 70-92 22-13 98-64 121-26zM246 38c-55-99-303 15-234 139 58 106 299-19 234-139z">
          <text:p/>
        </draw:path>
        <draw:path draw:style-name="gr19" draw:text-style-name="P4" draw:layer="layout" svg:width="0.256cm" svg:height="0.216cm" svg:x="8.128cm" svg:y="13.368cm" svg:viewBox="0 0 257 217" svg:d="M226 49c17 28-20 61-73 91-40 25-97 58-118 27-23-35 30-71 70-92 22-13 98-64 121-26zM246 38c-55-99-303 15-234 139 58 106 299-19 234-139z">
          <text:p/>
        </draw:path>
        <draw:path draw:style-name="gr19" draw:text-style-name="P4" draw:layer="layout" svg:width="0.256cm" svg:height="0.216cm" svg:x="8.128cm" svg:y="12.306cm" svg:viewBox="0 0 257 217" svg:d="M226 48c17 29-20 62-73 92-40 24-97 58-118 27-23-36 30-71 70-92 22-13 98-65 121-27zM246 38c-55-99-303 15-234 138 58 108 299-19 234-138z">
          <text:p/>
        </draw:path>
        <draw:path draw:style-name="gr19" draw:text-style-name="P4" draw:layer="layout" svg:width="0.256cm" svg:height="0.216cm" svg:x="8.128cm" svg:y="11.954cm" svg:viewBox="0 0 257 217" svg:d="M226 49c17 27-20 60-73 91-40 24-97 58-118 26-23-35 30-71 70-92 22-12 98-63 121-25zM246 38c-55-100-303 15-234 138 58 107 299-19 234-138z">
          <text:p/>
        </draw:path>
        <draw:path draw:style-name="gr19" draw:text-style-name="P4" draw:layer="layout" svg:width="0.135cm" svg:height="0.553cm" svg:x="7.863cm" svg:y="12.137cm" svg:viewBox="0 0 136 554" svg:d="M23 367v-145l86-31v143zM23 0h-23l4 427 105-37v164h27l-7-426-106 38z">
          <text:p/>
        </draw:path>
        <draw:path draw:style-name="gr19" draw:text-style-name="P4" draw:layer="layout" svg:width="0.166cm" svg:height="0.445cm" svg:x="9.551cm" svg:y="11.461cm" svg:viewBox="0 0 167 446" svg:d="M16 446h12c3-4 15-20 26-30 51-43 149-110 99-167-38-44-90-12-118 26l9-275h-44zM103 269c33 36-39 120-39 120l-36 36 5-124c13-26 42-60 70-32z">
          <text:p/>
        </draw:path>
        <draw:path draw:style-name="gr19" draw:text-style-name="P4" draw:layer="layout" svg:width="0.166cm" svg:height="0.445cm" svg:x="9.734cm" svg:y="11.196cm" svg:viewBox="0 0 167 446" svg:d="M16 446h12c3-4 15-20 27-29 50-43 148-110 98-167-38-44-90-11-118 27l9-277h-44zM103 271c33 35-39 118-39 118l-36 37 5-123c13-26 42-61 70-32z">
          <text:p/>
        </draw:path>
        <draw:path draw:style-name="gr19" draw:text-style-name="P4" draw:layer="layout" svg:width="0.167cm" svg:height="0.445cm" svg:x="9.917cm" svg:y="11.549cm" svg:viewBox="0 0 168 446" svg:d="M16 446h12c4-4 16-20 27-29 49-44 149-110 99-167-39-45-90-12-119 27l10-277h-45zM102 270c34 36-38 119-38 119l-36 36 5-122c13-26 43-62 69-33z">
          <text:p/>
        </draw:path>
        <draw:path draw:style-name="gr19" draw:text-style-name="P4" draw:layer="layout" svg:width="0.166cm" svg:height="0.446cm" svg:x="10.101cm" svg:y="11.284cm" svg:viewBox="0 0 167 447" svg:d="M15 447h12c4-5 16-20 28-30 49-43 148-110 98-167-38-44-89-11-119 27l10-277h-44zM103 271c33 36-38 119-38 119l-38 36 6-123c12-26 43-60 70-32z">
          <text:p/>
        </draw:path>
        <draw:path draw:style-name="gr19" draw:text-style-name="P4" draw:layer="layout" svg:width="0.165cm" svg:height="0.445cm" svg:x="9.55cm" svg:y="13.581cm" svg:viewBox="0 0 166 446" svg:d="M16 446h12c3-4 15-21 27-30 49-44 148-110 97-167-38-44-89-12-117 26l9-275h-44zM102 269c33 36-38 119-38 119l-36 36 5-123c13-26 42-60 69-32z">
          <text:p/>
        </draw:path>
        <draw:path draw:style-name="gr19" draw:text-style-name="P4" draw:layer="layout" svg:width="0.166cm" svg:height="0.445cm" svg:x="9.733cm" svg:y="13.316cm" svg:viewBox="0 0 167 446" svg:d="M16 446h12c3-4 16-19 27-29 50-43 149-110 98-168-38-44-90-11-118 28l9-277h-44zM103 271c33 35-39 118-39 118l-36 37 5-123c13-26 43-62 70-32z">
          <text:p/>
        </draw:path>
        <draw:path draw:style-name="gr19" draw:text-style-name="P4" draw:layer="layout" svg:width="0.166cm" svg:height="0.445cm" svg:x="9.917cm" svg:y="13.669cm" svg:viewBox="0 0 167 446" svg:d="M15 446h12c4-4 16-20 27-29 50-44 149-111 99-168-38-44-90-11-119 27l10-276h-44zM103 270c32 35-39 119-39 119l-37 36 5-123c13-26 44-61 71-32z">
          <text:p/>
        </draw:path>
        <draw:path draw:style-name="gr19" draw:text-style-name="P4" draw:layer="layout" svg:width="0.166cm" svg:height="0.446cm" svg:x="10.1cm" svg:y="13.404cm" svg:viewBox="0 0 167 447" svg:d="M15 447h12c4-5 16-20 28-30 50-43 148-110 98-167-38-44-89-11-119 27l10-277h-44zM103 271c33 36-38 119-38 119l-38 36 6-123c13-26 43-60 70-32z">
          <text:p/>
        </draw:path>
        <draw:path draw:style-name="gr19" draw:text-style-name="P4" draw:layer="layout" svg:width="0.257cm" svg:height="0.216cm" svg:x="11.314cm" svg:y="13.368cm" svg:viewBox="0 0 258 217" svg:d="M227 49c17 28-20 61-72 91-41 25-99 58-119 27-24-35 30-71 71-92 21-13 97-64 120-26zM247 38c-55-99-303 15-235 139 59 106 300-19 235-139z">
          <text:p/>
        </draw:path>
        <draw:path draw:style-name="gr19" draw:text-style-name="P4" draw:layer="layout" svg:width="0.257cm" svg:height="0.215cm" svg:x="11.314cm" svg:y="13.192cm" svg:viewBox="0 0 258 216" svg:d="M227 49c17 28-20 61-72 91-41 24-99 58-119 27-24-36 30-71 71-93 21-12 97-64 120-25zM247 39c-55-101-303 15-235 137 59 108 300-19 235-137z">
          <text:p/>
        </draw:path>
        <draw:path draw:style-name="gr19" draw:text-style-name="P4" draw:layer="layout" svg:width="0.257cm" svg:height="0.216cm" svg:x="11.314cm" svg:y="11.865cm" svg:viewBox="0 0 258 217" svg:d="M227 49c17 28-20 61-72 91-41 25-99 58-119 27-24-35 30-71 71-92 21-13 97-64 120-26zM247 38c-55-99-303 15-235 139 59 106 300-19 235-139z">
          <text:p/>
        </draw:path>
        <draw:path draw:style-name="gr19" draw:text-style-name="P4" draw:layer="layout" svg:width="0.135cm" svg:height="0.554cm" svg:x="11.089cm" svg:y="13.022cm" svg:viewBox="0 0 136 555" svg:d="M24 367v-144l86-32v143zM24 0h-24l5 427 105-37v165h26l-7-426-105 37z">
          <text:p/>
        </draw:path>
        <draw:path draw:style-name="gr19" draw:text-style-name="P4" draw:layer="layout" svg:width="0.166cm" svg:height="0.445cm" svg:x="12.737cm" svg:y="11.461cm" svg:viewBox="0 0 167 446" svg:d="M15 446h12c4-4 16-20 27-30 49-43 149-110 99-167-39-44-90-12-119 26l10-275h-44zM102 269c34 36-38 120-38 120l-37 36 6-124c13-26 42-60 69-32z">
          <text:p/>
        </draw:path>
        <draw:path draw:style-name="gr19" draw:text-style-name="P4" draw:layer="layout" svg:width="0.166cm" svg:height="0.445cm" svg:x="12.92cm" svg:y="11.196cm" svg:viewBox="0 0 167 446" svg:d="M15 446h13c3-4 16-20 27-29 50-43 149-110 98-167-38-44-89-11-117 27l9-277h-45zM103 271c33 35-38 118-38 118l-37 37 6-123c13-26 42-61 69-32z">
          <text:p/>
        </draw:path>
        <draw:path draw:style-name="gr19" draw:text-style-name="P4" draw:layer="layout" svg:width="0.166cm" svg:height="0.445cm" svg:x="13.103cm" svg:y="11.549cm" svg:viewBox="0 0 167 446" svg:d="M17 446h12c3-4 15-20 27-29 49-44 148-110 97-167-38-45-89-12-117 27l9-277h-45zM103 270c33 36-38 119-38 119l-36 36 5-122c13-26 42-62 69-33z">
          <text:p/>
        </draw:path>
        <draw:path draw:style-name="gr19" draw:text-style-name="P4" draw:layer="layout" svg:width="0.166cm" svg:height="0.445cm" svg:x="12.736cm" svg:y="13.581cm" svg:viewBox="0 0 167 446" svg:d="M15 446h13c3-4 15-21 27-30 50-44 148-110 98-167-38-44-89-12-119 26l10-275h-44zM103 269c33 36-38 119-38 119l-37 36 5-123c13-26 43-60 70-32z">
          <text:p/>
        </draw:path>
        <draw:path draw:style-name="gr19" draw:text-style-name="P4" draw:layer="layout" svg:width="0.166cm" svg:height="0.445cm" svg:x="12.919cm" svg:y="13.316cm" svg:viewBox="0 0 167 446" svg:d="M16 446h12c3-4 16-19 28-29 49-43 148-110 97-168-38-44-89-11-117 28l9-277h-45zM103 271c33 35-38 118-38 118l-37 37 5-123c14-26 43-62 70-32z">
          <text:p/>
        </draw:path>
        <draw:path draw:style-name="gr19" draw:text-style-name="P4" draw:layer="layout" svg:width="0.166cm" svg:height="0.445cm" svg:x="13.102cm" svg:y="13.669cm" svg:viewBox="0 0 167 446" svg:d="M16 446h12c3-4 16-20 27-29 50-44 149-111 98-168-38-44-90-11-118 27l9-276h-44zM103 270c33 35-39 119-39 119l-36 36 5-123c13-26 42-61 70-32z">
          <text:p/>
        </draw:path>
        <draw:path draw:style-name="gr19" draw:text-style-name="P4" draw:layer="layout" svg:width="0.256cm" svg:height="0.216cm" svg:x="14.316cm" svg:y="13.633cm" svg:viewBox="0 0 257 217" svg:d="M226 49c18 28-20 61-71 91-42 24-99 58-120 27-23-36 30-71 70-93 22-12 98-64 121-25zM246 39c-54-101-302 14-234 137 59 108 299-19 234-137z">
          <text:p/>
        </draw:path>
        <draw:path draw:style-name="gr19" draw:text-style-name="P4" draw:layer="layout" svg:width="0.256cm" svg:height="0.215cm" svg:x="14.316cm" svg:y="13.192cm" svg:viewBox="0 0 257 216" svg:d="M226 49c18 28-20 61-71 91-42 24-99 58-120 27-23-36 30-71 70-93 22-12 98-64 121-25zM246 39c-54-101-302 15-234 137 59 108 299-19 234-137z">
          <text:p/>
        </draw:path>
        <draw:path draw:style-name="gr19" draw:text-style-name="P4" draw:layer="layout" svg:width="0.256cm" svg:height="0.216cm" svg:x="14.316cm" svg:y="11.954cm" svg:viewBox="0 0 257 217" svg:d="M226 49c18 27-20 60-71 91-42 24-99 58-120 26-23-35 30-71 70-92 22-12 98-63 121-25zM246 38c-54-100-302 15-234 138 59 107 299-19 234-138z">
          <text:p/>
        </draw:path>
        <draw:path draw:style-name="gr19" draw:text-style-name="P4" draw:layer="layout" svg:width="0.257cm" svg:height="0.215cm" svg:x="17.179cm" svg:y="13.545cm" svg:viewBox="0 0 258 216" svg:d="M227 48c17 28-20 61-72 92-41 24-99 58-119 26-24-35 30-71 71-93 21-12 97-63 120-25zM247 38c-55-100-303 14-235 138 59 106 300-19 235-138z">
          <text:p/>
        </draw:path>
        <draw:path draw:style-name="gr19" draw:text-style-name="P4" draw:layer="layout" svg:width="0.257cm" svg:height="0.216cm" svg:x="17.179cm" svg:y="13.104cm" svg:viewBox="0 0 258 217" svg:d="M227 48c17 28-20 61-72 92-41 24-99 58-119 27-24-36 30-72 71-94 21-12 97-63 120-25zM247 38c-55-100-303 14-235 138 59 107 300-19 235-138z">
          <text:p/>
        </draw:path>
        <draw:path draw:style-name="gr19" draw:text-style-name="P4" draw:layer="layout" svg:width="0.257cm" svg:height="0.216cm" svg:x="17.179cm" svg:y="11.865cm" svg:viewBox="0 0 258 217" svg:d="M227 49c17 28-20 61-72 91-41 25-99 58-119 27-24-35 30-71 71-92 21-13 97-64 120-26zM247 38c-55-99-303 15-235 139 59 106 300-19 235-139z">
          <text:p/>
        </draw:path>
        <draw:path draw:style-name="gr19" draw:text-style-name="P4" draw:layer="layout" svg:width="0.257cm" svg:height="0.215cm" svg:x="17.179cm" svg:y="11.689cm" svg:viewBox="0 0 258 216" svg:d="M227 49c17 28-20 61-72 91-41 24-99 58-119 27-24-36 30-71 71-93 21-12 97-64 120-25zM247 39c-55-101-303 15-235 137 59 108 300-19 235-137z">
          <text:p/>
        </draw:path>
        <draw:path draw:style-name="gr19" draw:text-style-name="P4" draw:layer="layout" svg:width="0.166cm" svg:height="0.445cm" svg:x="16.956cm" svg:y="11.461cm" svg:viewBox="0 0 167 446" svg:d="M16 446h12c3-4 15-20 27-30 49-43 148-110 98-167-39-44-90-12-118 26l9-275h-44zM102 269c34 36-38 120-38 120l-36 36 5-124c13-26 42-60 69-32z">
          <text:p/>
        </draw:path>
        <draw:path draw:style-name="gr19" draw:text-style-name="P4" draw:layer="layout" svg:width="0.182cm" svg:height="1.33cm" svg:x="2.933cm" svg:y="7.644cm" svg:viewBox="0 0 183 1331" svg:d="M52 0h-46l6 9c31 33 65 72 82 127 9 32 15 53 15 87 0 26-3 41-5 65-6 55-16 90-30 144-15 58-40 107-50 149-17 69-24 108-24 177 0 38 4 60 7 96 6 53 18 84 29 138 7 36 23 84 40 135 21 64 49 136 66 163 10 18 22 45 39 41 9-2-15-44-24-69-14-39-24-65-35-105-15-59-27-101-36-165-9-70-12-123-12-186 0-18 3-33 5-51 3-33 7-55 15-88 6-29 9-20 24-75 12-47 22-72 31-118 14-68 24-108 24-177 0-75-13-123-46-189-21-42-60-93-71-99z">
          <text:p/>
        </draw:path>
        <draw:path draw:style-name="gr19" draw:text-style-name="P4" draw:layer="layout" svg:width="0.182cm" svg:height="1.33cm" svg:x="2.933cm" svg:y="6.326cm" svg:viewBox="0 0 183 1331" svg:d="M52 1331h-46l6-9c31-33 65-72 82-128 9-31 15-52 15-87 0-25-3-40-5-64-6-57-16-91-30-145-15-58-40-108-50-150-17-69-24-108-24-177 0-37 4-60 7-96 6-52 18-84 29-138 7-34 23-82 40-133 21-65 49-136 66-163 10-18 22-45 39-41 9 2-15 44-24 69-14 39-24 64-35 105-15 58-27 100-36 163-9 71-12 123-12 186 0 18 3 33 5 51 3 33 7 56 15 89 6 28 9 19 24 75 12 46 22 72 31 118 14 68 24 108 24 178 0 75-13 123-46 189-21 42-60 93-71 99z">
          <text:p/>
        </draw:path>
        <draw:path draw:style-name="gr19" draw:text-style-name="P4" draw:layer="layout" svg:width="0.182cm" svg:height="1.33cm" svg:x="2.933cm" svg:y="12.763cm" svg:viewBox="0 0 183 1331" svg:d="M52 0h-46l6 9c31 33 65 72 82 127 9 32 15 53 15 87 0 25-3 41-5 64-6 56-16 90-30 144-15 59-40 108-50 150-17 69-24 108-24 177 0 38 4 60 7 96 6 53 18 84 29 138 7 35 23 82 40 133 21 65 49 138 66 165 10 18 22 45 39 40 9-1-15-43-24-69-14-39-24-65-35-106-15-58-27-100-36-163-9-70-12-123-12-186 0-18 3-33 5-51 3-33 7-55 15-88 6-29 9-20 24-75 12-47 22-72 31-119 14-67 24-108 24-177 0-75-13-122-46-188-21-42-60-93-71-99z">
          <text:p/>
        </draw:path>
        <draw:path draw:style-name="gr19" draw:text-style-name="P4" draw:layer="layout" svg:width="0.182cm" svg:height="1.331cm" svg:x="2.933cm" svg:y="11.444cm" svg:viewBox="0 0 183 1332" svg:d="M52 1332h-46l6-9c31-33 65-72 82-128 9-32 15-53 15-88 0-25-3-40-5-64-6-56-16-90-30-144-15-59-40-108-50-150-17-69-24-108-24-177 0-37 4-60 7-96 6-52 18-84 29-138 7-34 23-82 40-133 21-65 49-137 66-164 10-18 22-45 39-40 9 1-15 43-24 69-14 39-24 64-35 105-15 58-27 100-36 163-9 71-12 123-12 186 0 18 3 33 5 51 3 33 7 55 15 88 6 29 9 20 24 75 12 47 22 72 31 119 14 67 24 108 24 177 0 75-13 123-46 190-21 42-60 93-71 99z">
          <text:p/>
        </draw:path>
        <draw:path draw:style-name="gr19" draw:text-style-name="P4" draw:layer="layout" svg:width="0.188cm" svg:height="0.191cm" svg:x="3.233cm" svg:y="9.815cm" svg:viewBox="0 0 189 192" svg:d="M173 134c6 0 16-5 16-16 0-8-7-16-16-16-8 0-15 7-15 16 0 11 9 16 15 16zM173 32c6 0 16-4 16-16 0-9-7-16-16-16-8 0-15 7-15 16 0 12 9 16 15 16zM126 20v-11h-21c-5 0-10 0-16-3-11-4-18-6-27-6-23 0-50 13-50 48 0 16 10 29 26 37-25 22-25 26-25 30 0 8 8 12 15 15-14 10-28 22-28 35 0 15 22 27 51 27 26 0 73-16 73-48 0-7-4-28-34-30l-37-1c-8-1-23-2-23-8s12-17 18-18c2 0 12 2 15 2 16 0 45-11 45-42 0-14-2-19-5-27zM35 34c0-20 12-26 23-26 24 0 28 39 28 46s-1 28-20 28c-22 0-31-26-31-48zM20 156c0-8 5-14 14-25 14 3 21 3 47 4 21 0 35 1 35 14 0 15-19 27-52 27-34 0-44-11-44-20z">
          <text:p/>
        </draw:path>
        <draw:path draw:style-name="gr21" draw:text-style-name="P3" draw:layer="layout" svg:width="14.148cm" svg:height="5.339cm" svg:x="4.123cm" svg:y="5.688cm" svg:viewBox="0 0 14149 5340" svg:d="M13526 5340h623M12792 5340h623M12058 5340h624M10725 5340h623M9991 5340h624M9258 5340h623M7635 5340h623M6901 5340h624M6167 5340h624M4234 5340h624M3501 5340h623M2766 5340h624M1468 5340h623M734 5340h624M0 5340h624M13455 0h623M12721 0h624M11988 0h623M10196 0h623M9462 0h624M8728 0h624M7106 0h623M6372 0h623M5638 0h624M4234 0h624M3501 0h623M2766 0h624M1468 0h623M734 0h624M0 0h624M1637 4335h679M849 4335h679M0 4335h680">
          <text:p/>
        </draw:path>
        <draw:path draw:style-name="gr19" draw:text-style-name="P4" draw:layer="layout" svg:width="0.235cm" svg:height="0.195cm" svg:x="6.56cm" svg:y="9.754cm" svg:viewBox="0 0 236 196" svg:d="M220 195c6 0 16-5 16-16 0-8-8-16-16-16-9 0-16 7-16 16 0 11 10 16 16 16zM220 93c6 0 16-4 16-15 0-8-8-16-16-16-9 0-16 7-16 16 0 11 10 15 16 15zM168 64l-2-64h-6c-3 9-12 9-13 9-6 0-25-9-51-9-48 0-96 34-96 98 0 70 49 98 94 98 53 0 78-36 78-36l-5-5c-9 8-29 28-65 28-35 0-69-24-69-84 0-41 12-60 23-71 12-11 29-17 43-17 35 0 56 23 63 53z">
          <text:p/>
        </draw:path>
        <draw:path draw:style-name="gr21" draw:text-style-name="P3" draw:layer="layout" svg:width="2.295cm" svg:height="0cm" svg:x="6.907cm" svg:y="10.022cm" svg:viewBox="0 0 2296 0" svg:d="M1617 0h679M829 0h679M0 0h679">
          <text:p/>
        </draw:path>
        <draw:path draw:style-name="gr19" draw:text-style-name="P4" draw:layer="layout" svg:width="0.249cm" svg:height="0.195cm" svg:x="9.325cm" svg:y="9.754cm" svg:viewBox="0 0 250 196" svg:d="M234 195c6 0 16-5 16-16 0-8-7-16-16-16-8 0-16 7-16 16 0 11 11 16 16 16zM234 93c6 0 16-4 16-15 0-9-7-16-16-16-8 0-16 7-16 16 0 11 11 15 16 15zM191 92h-72v5c20 1 25 2 25 25v46c0 10-19 16-38 16-44 0-74-32-74-83 0-72 42-90 69-90 39 0 54 28 62 49h6l-2-60h-6c-2 8-11 9-14 9-9 0-22-9-50-9-60 0-97 48-97 95 0 37 9 54 24 70 20 22 51 31 79 31 31 0 69-17 69-21v-56c0-20 7-21 19-22z">
          <text:p/>
        </draw:path>
        <draw:path draw:style-name="gr21" draw:text-style-name="P3" draw:layer="layout" svg:width="2.498cm" svg:height="0cm" svg:x="9.704cm" svg:y="10.022cm" svg:viewBox="0 0 2499 0" svg:d="M1664 0h835M830 0h704M0 0h705">
          <text:p/>
        </draw:path>
        <draw:path draw:style-name="gr19" draw:text-style-name="P4" draw:layer="layout" svg:width="0.223cm" svg:height="0.19cm" svg:x="12.433cm" svg:y="9.758cm" svg:viewBox="0 0 224 191" svg:d="M208 191c6 0 16-5 16-16 0-8-7-17-16-17-8 0-15 9-15 17 0 11 9 16 15 16zM208 88c6 0 16-4 16-15 0-8-7-16-16-16-8 0-15 7-15 16 0 11 9 15 15 15zM165 139h-8c-12 29-26 38-62 38-42 0-42 0-42-13v-70l44 1c23 0 27 4 31 26h6v-65h-6c-3 20-6 27-31 27h-44v-63c0-9 4-9 10-9h38c31 0 38 4 43 29h7l-1-40h-150v5c18 2 25 3 25 26v125c0 23-7 25-25 26v6h152z">
          <text:p/>
        </draw:path>
        <draw:path draw:style-name="gr21" draw:text-style-name="P3" draw:layer="layout" svg:width="2.296cm" svg:height="0cm" svg:x="12.976cm" svg:y="10.022cm" svg:viewBox="0 0 2297 0" svg:d="M1618 0h679M829 0h680M0 0h680">
          <text:p/>
        </draw:path>
        <draw:path draw:style-name="gr19" draw:text-style-name="P4" draw:layer="layout" svg:width="0.195cm" svg:height="0.19cm" svg:x="15.39cm" svg:y="9.755cm" svg:viewBox="0 0 196 191" svg:d="M58 118l32-77 33 77zM196 185c-12-1-16-4-25-24l-71-161h-5l-59 139c-6 12-15 33-22 40-5 5-9 6-14 6v6h57v-6c-6 0-19 0-19-12 0-3 1-7 2-10l13-33h74l11 27c2 4 6 13 6 18 0 10-9 10-20 10v6h72z">
          <text:p/>
        </draw:path>
        <draw:path draw:style-name="gr19" draw:text-style-name="P4" draw:layer="layout" svg:width="0.078cm" svg:height="0.209cm" svg:x="15.61cm" svg:y="9.736cm" svg:viewBox="0 0 79 210" svg:d="M7 210h6c2-2 7-10 12-14 24-21 71-53 47-80-19-20-43-5-56 13l5-129h-21zM48 126c16 17-18 56-18 56l-17 18 2-59c6-12 20-28 33-15z">
          <text:p/>
        </draw:path>
        <draw:path draw:style-name="gr19" draw:text-style-name="P4" draw:layer="layout" svg:width="0.031cm" svg:height="0.133cm" svg:x="15.721cm" svg:y="9.815cm" svg:viewBox="0 0 32 134" svg:d="M16 134c6 0 16-5 16-16 0-8-7-16-16-16s-16 7-16 16c0 11 10 16 16 16zM16 32c6 0 16-4 16-16 0-9-7-16-16-16s-16 7-16 16c0 12 10 16 16 16z">
          <text:p/>
        </draw:path>
        <draw:path draw:style-name="gr21" draw:text-style-name="P3" draw:layer="layout" svg:width="2.275cm" svg:height="0cm" svg:x="16.1cm" svg:y="10.022cm" svg:viewBox="0 0 2276 0" svg:d="M1597 0h679M808 0h679M0 0h679">
          <text:p/>
        </draw:path>
        <draw:path draw:style-name="gr19" draw:text-style-name="P4" draw:layer="layout" svg:width="0.254cm" svg:height="0.19cm" svg:x="3.23cm" svg:y="14.877cm" svg:viewBox="0 0 255 191" svg:d="M239 191c6 0 16-5 16-16 0-8-8-16-16-16-9 0-16 7-16 16 0 11 10 16 16 16zM239 88c6 0 16-5 16-15 0-9-8-16-16-16-9 0-16 7-16 16 0 11 10 15 16 15zM54 21c0-6 0-11 13-11 35 0 51 8 65 20 19 17 26 40 26 64 0 83-69 83-87 83-14 0-17-2-17-12zM0 187h80c87 0 110-56 110-93 0-64-46-94-114-94h-76v5c22 2 25 5 25 25v127c0 19-3 24-25 25z">
          <text:p/>
        </draw:path>
        <draw:path draw:style-name="gr21" draw:text-style-name="P3" draw:layer="layout" svg:width="2.386cm" svg:height="0cm" svg:x="4.169cm" svg:y="15.141cm" svg:viewBox="0 0 2387 0" svg:d="M1708 0h679M822 0h679M0 0h679">
          <text:p/>
        </draw:path>
        <draw:path draw:style-name="gr19" draw:text-style-name="P4" draw:layer="layout" svg:width="0.162cm" svg:height="0.186cm" svg:x="6.709cm" svg:y="14.877cm" svg:viewBox="0 0 163 187" svg:d="M57 19c0-5 0-9 6-9 3 0 7 0 13 0 20 0 49 5 49 39s-34 34-42 34h-26zM57 95c27 0 36 2 45 5 15 4 29 13 29 37 0 37-34 40-53 40-16 0-21-1-21-12zM0 5c24 1 28 5 28 25v127c0 20-3 25-28 25v5h95c63 0 68-39 68-49 0-30-22-44-47-49v-1c13-3 38-9 38-41 0-43-50-47-74-47h-80z">
          <text:p/>
        </draw:path>
        <draw:path draw:style-name="gr19" draw:text-style-name="P4" draw:layer="layout" svg:width="0.078cm" svg:height="0.209cm" svg:x="6.912cm" svg:y="14.854cm" svg:viewBox="0 0 79 210" svg:d="M7 210h6c2-2 7-9 13-13 23-21 70-52 47-79-19-20-43-5-57 13l5-131h-21zM48 128c16 17-18 56-18 56l-17 17 3-58c6-12 19-28 32-15z">
          <text:p/>
        </draw:path>
        <draw:path draw:style-name="gr19" draw:text-style-name="P4" draw:layer="layout" svg:width="0.032cm" svg:height="0.133cm" svg:x="7.023cm" svg:y="14.934cm" svg:viewBox="0 0 33 134" svg:d="M16 134c6 0 17-5 17-16 0-8-9-16-17-16-9 0-16 7-16 16 0 11 10 16 16 16zM16 31c6 0 17-5 17-15 0-9-9-16-17-16-9 0-16 7-16 16 0 11 10 15 16 15z">
          <text:p/>
        </draw:path>
        <draw:path draw:style-name="gr21" draw:text-style-name="P3" draw:layer="layout" svg:width="2.351cm" svg:height="0cm" svg:x="7.051cm" svg:y="15.141cm" svg:viewBox="0 0 2352 0" svg:d="M1673 0h679M849 0h679M0 0h680">
          <text:p/>
        </draw:path>
        <draw:path draw:style-name="gr19" draw:text-style-name="P4" draw:layer="layout" svg:width="0.142cm" svg:height="0.196cm" svg:x="9.557cm" svg:y="14.871cm" svg:viewBox="0 0 143 197" svg:d="M127 197c6 0 16-5 16-16 0-8-7-16-16-16-8 0-15 7-15 16 0 11 9 16 15 16zM127 95c6 0 16-5 16-15 0-9-7-16-16-16-8 0-15 7-15 16 0 11 9 15 15 15zM82 67h-35v-34c0-11 2-25 17-25 14 0 15 21 27 21 5 0 12-4 12-12 0-10-12-17-28-17-52 0-52 51-52 67h-23v9h23v88c0 22-5 24-23 25v4h74v-4c-26 0-26-8-26-25v-88h34z">
          <text:p/>
        </draw:path>
        <draw:path draw:style-name="gr21" draw:text-style-name="P3" draw:layer="layout" svg:width="2.324cm" svg:height="0cm" svg:x="10.265cm" svg:y="15.141cm" svg:viewBox="0 0 2325 0" svg:d="M1646 0h679M822 0h679M0 0h679">
          <text:p/>
        </draw:path>
        <draw:path draw:style-name="gr19" draw:text-style-name="P4" draw:layer="layout" svg:width="0.173cm" svg:height="0.133cm" svg:x="12.745cm" svg:y="14.934cm" svg:viewBox="0 0 174 134" svg:d="M158 134c6 0 16-5 16-16 0-8-8-16-16-16-9 0-16 7-16 16 0 11 10 16 16 16zM158 31c6 0 16-5 16-15 0-9-8-16-16-16-9 0-16 7-16 16 0 11 10 15 16 15zM107 86c-10 15-21 27-42 27-23 0-43-22-43-54 0-42 26-51 36-51 16 0 18 5 20 13l2 7c1 6 6 13 14 13 8-1 13-6 13-13 0-5-4-14-13-20-7-4-19-8-31-8-30 0-63 23-63 70 0 45 31 63 53 63 24 0 42-12 58-44z">
          <text:p/>
        </draw:path>
        <draw:path draw:style-name="gr21" draw:text-style-name="P3" draw:layer="layout" svg:width="2.324cm" svg:height="0cm" svg:x="13.269cm" svg:y="15.141cm" svg:viewBox="0 0 2325 0" svg:d="M1646 0h679M822 0h679M0 0h679">
          <text:p/>
        </draw:path>
        <draw:path draw:style-name="gr19" draw:text-style-name="P4" draw:layer="layout" svg:width="0.169cm" svg:height="0.133cm" svg:x="15.753cm" svg:y="14.934cm" svg:viewBox="0 0 170 134" svg:d="M154 134c6 0 16-5 16-16 0-8-8-16-16-16-9 0-16 7-16 16 0 11 10 16 16 16zM154 31c6 0 16-5 16-15 0-9-8-16-16-16-9 0-16 7-16 16 0 11 10 15 16 15zM115 112c-3 2-7 5-13 5-8 0-8-8-8-16v-56c0-17 0-45-42-45-34 0-47 20-47 31 0 5 3 12 12 12 7 0 13-6 13-12 0-2-2-7-2-11 0-9 11-14 20-14 10 0 23 4 23 24v17c-47 19-71 29-71 57 0 19 14 29 30 29 15 0 31-11 41-20 2 20 14 20 19 20 4 0 13 0 25-14zM71 96c0 8-1 12-9 16-3 1-12 5-19 5-10 0-19-9-19-22v-1c0-9 4-25 47-39z">
          <text:p/>
        </draw:path>
        <draw:path draw:style-name="gr21" draw:text-style-name="P3" draw:layer="layout" svg:width="2.324cm" svg:height="0cm" svg:x="16.132cm" svg:y="15.141cm" svg:viewBox="0 0 2325 0" svg:d="M1646 0h679M822 0h679M0 0h679">
          <text:p/>
        </draw:path>
        <draw:path draw:style-name="gr19" draw:text-style-name="P4" draw:layer="layout" svg:width="0.132cm" svg:height="0.176cm" svg:x="11.653cm" svg:y="9.593cm" svg:viewBox="0 0 133 177" svg:d="M34 105c10-6 19-9 28-9 14 0 28 11 28 30 0 17-12 37-38 37-22 0-29-21-29-43v-8zM25 101c6-46 35-87 66-87 11 0 19 3 28 6l14-16c-7-3-14-4-22-4-21 0-38 9-56 22-36 27-55 73-55 110 0 26 11 45 37 45 15 0 31-6 48-17 16-13 26-27 26-44 0-27-16-37-36-37-11 0-20 1-31 9z">
          <text:p/>
        </draw:path>
        <draw:path draw:style-name="gr19" draw:text-style-name="P4" draw:layer="layout" svg:width="0.151cm" svg:height="0.196cm" svg:x="11.643cm" svg:y="9.785cm" svg:viewBox="0 0 152 197" svg:d="M0 192c3 2 12 5 27 5 20 0 37-8 53-20 19-15 33-32 33-54 0-29-16-42-43-42-5 0-15 1-22 3l14-39h27c9 0 22 0 30-5 9-5 21-19 30-30l3-10c-8 5-21 14-30 19-5 4-14 6-24 6-14 0-35-1-40-1-3 13-14 43-29 82l5 2c4-3 14-7 26-7 13 0 30 9 30 34 0 31-22 47-46 47-12 0-23-4-30-8z">
          <text:p/>
        </draw:path>
        <draw:path draw:style-name="gr19" draw:text-style-name="P4" draw:layer="layout" svg:width="0.137cm" svg:height="0.22cm" svg:x="11.797cm" svg:y="9.67cm" svg:viewBox="0 0 138 221" svg:d="M22 221c50-96 79-155 116-221h-24c-34 70-68 134-114 221z">
          <text:p/>
        </draw:path>
        <draw:path draw:style-name="gr19" draw:text-style-name="P4" draw:layer="layout" svg:width="0.186cm" svg:height="0.229cm" svg:x="8.904cm" svg:y="14.839cm" svg:viewBox="0 0 187 230" svg:d="M149 16c2 10 5 20 12 27l26-15c-1-1-4-8-6-17-1-4-2-7-2-11zM179 188c-30 14-33 14-37 14-5 0-8-4-8-9l2-7 27-104 1-6-6-6c-5 0-20 8-59 32l-1 9c14-7 22-9 27-9l5 5c0 6-9 36-16 54-11 36-12 41-12 56 0 8 6 13 11 13s16-4 64-32zM50 16c1 10 5 20 12 27l26-15c-1-1-4-8-6-17-1-4-2-7-2-11zM80 188c-30 14-33 14-37 14-5 0-8-4-8-9l2-7 27-104 1-6-6-6c-5 0-21 8-58 32l-1 9c14-7 21-9 26-9l5 5c0 6-9 36-15 54-11 36-12 41-12 56 0 8 6 13 10 13 5 0 16-4 64-32z">
          <text:p/>
        </draw:path>
        <draw:path draw:style-name="gr19" draw:text-style-name="P4" draw:layer="layout" svg:width="0.142cm" svg:height="0.239cm" svg:x="9.14cm" svg:y="14.716cm" svg:viewBox="0 0 143 240" svg:d="M38 228c-1-9-4-19-4-31 0-19 12-44 29-68l78-108 2-5-3-1c-1 0-16 2-29 3-29 2-54 4-66 4-5 0-9-2-11-3-4-2-6-11-8-19h-8l-12 38c-1 4-2 6-2 7 0 3 2 3 5 3 11 0 70-3 104-5l-82 108c-14 18-31 40-31 63 0 4 1 18 3 26z">
          <text:p/>
        </draw:path>
        <draw:path draw:style-name="gr19" draw:text-style-name="P4" draw:layer="layout" svg:width="3.258cm" svg:height="0.251cm" svg:x="3.25cm" svg:y="5.457cm" svg:viewBox="0 0 3259 252" svg:d="M3139 89c1-18 2-47 36-47 24 0 35 19 35 36 0 28-18 41-63 73-55 41-57 72-59 101h171v-44h-108c6-12 23-23 56-47 24-17 52-39 52-82 0-50-38-79-86-79-22 0-82 7-82 89zM0 78h60v174h49v-252h-41c-1 19-13 44-61 44h-7z">
          <text:p/>
        </draw:path>
        <draw:path draw:style-name="gr19" draw:text-style-name="P4" draw:layer="layout" svg:width="3.03cm" svg:height="0.257cm" svg:x="9.102cm" svg:y="5.457cm" svg:viewBox="0 0 3031 258" svg:d="M3031 158h-28v-158h-56l-92 154v42h99v56h49v-56h28zM2891 158l63-109h1c0 8-1 48-1 109zM65 142c23 0 56 2 56 36 0 28-17 41-37 41-33 0-36-30-36-44h-48c0 78 63 83 87 83 50 0 85-33 85-80 0-43-29-56-37-58v-1c14-7 29-22 29-48 0-54-44-71-77-71-56 0-83 34-83 82h46c0-9 0-42 34-42 27 0 31 23 31 33 0 32-27 34-42 34h-8z">
          <text:p/>
        </draw:path>
        <draw:path draw:style-name="gr19" draw:text-style-name="P4" draw:layer="layout" svg:width="0.173cm" svg:height="0.252cm" svg:x="15.171cm" svg:y="5.462cm" svg:viewBox="0 0 174 253" svg:d="M62 41h102v-41h-139l-17 137 45 2c10-17 27-18 33-18 26 0 37 23 37 45 0 27-14 48-37 48-22 0-33-15-36-35h-50c3 51 43 74 83 74 74 0 91-56 91-90 0-58-43-81-76-81-24 0-36 7-45 14z">
          <text:p/>
        </draw:path>
        <draw:path draw:style-name="gr19" draw:text-style-name="P4" draw:layer="layout" svg:width="3.429cm" svg:height="0.257cm" svg:x="3.237cm" svg:y="10.753cm" svg:viewBox="0 0 3430 258" svg:d="M3430 4h-176l-1 44h124c-21 22-84 102-89 203h51c6-109 67-183 91-209zM123 171c0 33-17 47-35 47-24 0-39-19-39-46 0-33 19-44 38-44 15 0 36 10 36 43zM167 63c-5-26-9-34-23-47-13-12-41-16-51-16-87 0-93 83-93 131 0 63 14 127 90 127 48 0 82-37 82-93 0-37-25-77-77-77-27 0-40 12-46 21l-1-1c2-32 9-69 41-69 18 0 28 10 29 24z">
          <text:p/>
        </draw:path>
        <draw:path draw:style-name="gr19" draw:text-style-name="P4" draw:layer="layout" svg:width="3.36cm" svg:height="0.257cm" svg:x="9.338cm" svg:y="10.753cm" svg:viewBox="0 0 3361 258" svg:d="M3193 193c4 40 35 65 77 65 45 0 91-32 91-130 0-35-1-128-88-128-49 0-85 28-85 90 0 42 28 78 76 78 17 0 36-4 47-21h1c0 54-21 71-41 71-16 0-26-7-29-25zM3237 82c0-35 23-42 36-42 25 0 38 18 38 46 0 30-19 42-37 42-19 0-37-8-37-46zM123 179c0 17-10 39-36 39-22 0-36-16-36-40 0-28 17-39 35-39 28 0 37 21 37 40zM174 177c0-34-14-50-38-62 20-10 29-29 29-50 0-35-27-65-79-65-44 0-78 25-78 68 0 23 11 39 30 49-38 18-38 51-38 65 0 34 22 76 87 76 66 0 87-50 87-81zM87 101c-21 0-32-16-32-31 0-18 12-31 34-31 16 0 29 12 29 31 0 18-11 31-31 31z">
          <text:p/>
        </draw:path>
        <draw:path draw:style-name="gr19" draw:text-style-name="P4" draw:layer="layout" svg:width="0.357cm" svg:height="0.257cm" svg:x="15.542cm" svg:y="10.753cm" svg:viewBox="0 0 358 258" svg:d="M234 128c0-65 8-89 36-89 29 0 37 24 37 89s-8 90-37 90c-28 0-36-25-36-90zM184 128c0 89 27 130 86 130 60 0 88-41 88-130 0-88-28-128-88-128-59 0-86 40-86 128zM0 78h60v173h49v-251h-40c-1 18-14 43-61 43h-8z">
          <text:p/>
        </draw:path>
        <draw:path draw:style-name="gr19" draw:text-style-name="P4" draw:layer="layout" svg:width="0.242cm" svg:height="0.257cm" svg:x="11.94cm" svg:y="9.648cm" svg:viewBox="0 0 243 258" svg:d="M89 227l22-171h2l15-10-8-4h-45c-9 0-19 3-29 8-27 16-46 41-46 67 0 12 2 22 7 32l27-17c-5-12-8-24-8-33 0-37 31-45 43-45l14 2-25 202 25-5c6-2 80-91 108-127 43-56 52-80 52-104 0-5-2-12-3-15-5-4-12-7-16-7s-7 0-23 12c6 12 9 22 9 33 0 33-31 80-52 104z">
          <text:p/>
        </draw:path>
        <draw:path draw:style-name="gr19" draw:text-style-name="P4" draw:layer="layout" svg:width="0.242cm" svg:height="0.257cm" svg:x="11.369cm" svg:y="9.648cm" svg:viewBox="0 0 243 258" svg:d="M91 227h-1l23-171h2l15-10-9-4h-45c-10 0-20 3-29 8-28 16-47 41-47 67 0 12 3 22 8 32l27-17c-5-12-8-24-8-33 0-37 31-45 43-45l15 2-27 202 26-5c7-2 80-91 109-127 42-56 50-80 50-104 0-5-1-12-2-15-5-4-11-7-15-7s-7 0-24 12c7 12 10 22 10 33 0 33-31 80-52 104z">
          <text:p/>
        </draw:path>
        <draw:frame draw:style-name="gr22" draw:text-style-name="P2" draw:layer="layout" svg:width="7.025cm" svg:height="0.48cm" svg:x="3.568cm" svg:y="4.552cm">
          <draw:text-box>
            <text:p text:style-name="P1"><text:span text:style-name="T2">lead-sheet symbols without slash symbols.</text:span></text:p>
          </draw:text-box>
        </draw:frame>
        <draw:frame draw:style-name="gr23" draw:text-style-name="P2" draw:layer="layout" svg:width="0.408cm" svg:height="0.48cm" svg:x="2.933cm" svg:y="16.253cm">
          <draw:text-box>
            <text:p text:style-name="P1"><text:span text:style-name="T2">C. </text:span></text:p>
          </draw:text-box>
        </draw:frame>
        <draw:frame draw:style-name="gr24" draw:text-style-name="P2" draw:layer="layout" svg:width="7.139cm" svg:height="0.48cm" svg:x="3.568cm" svg:y="16.253cm">
          <draw:text-box>
            <text:p text:style-name="P1"><text:span text:style-name="T2">List below each note the secondary V and V</text:span></text:p>
          </draw:text-box>
        </draw:frame>
        <draw:frame draw:style-name="gr25" draw:text-style-name="P6" draw:layer="layout" svg:width="0.205cm" svg:height="0.28cm" svg:x="9.936cm" svg:y="16.293cm">
          <draw:text-box>
            <text:p text:style-name="P1"><text:span text:style-name="T3">7</text:span></text:p>
          </draw:text-box>
        </draw:frame>
        <draw:frame draw:style-name="gr26" draw:text-style-name="P2" draw:layer="layout" svg:width="6.636cm" svg:height="0.48cm" svg:x="10.039cm" svg:y="16.253cm">
          <draw:text-box>
            <text:p text:style-name="P1"><text:span text:style-name="T2"><text:s/></text:span><text:span text:style-name="T2">chords that could harmonize that note. </text:span></text:p>
          </draw:text-box>
        </draw:frame>
        <draw:path draw:style-name="gr16" draw:text-style-name="P3" draw:layer="layout" svg:width="11.913cm" svg:height="0.73cm" svg:x="6.24cm" svg:y="18.261cm" svg:viewBox="0 0 11914 731" svg:d="M11914 731v-731M11810 731v-731M8961 731v-731M8857 731v-731M6008 731v-731M5904 731v-731M3055 731v-731M2951 731v-731M104 731v-731M0 731v-731">
          <text:p/>
        </draw:path>
        <draw:path draw:style-name="gr18" draw:text-style-name="P3" draw:layer="layout" svg:width="15.24cm" svg:height="0.705cm" svg:x="2.933cm" svg:y="18.274cm" svg:viewBox="0 0 15241 706" svg:d="M0 0h15241M0 176h15241M0 352h15241M0 530h15241M0 706h15241">
          <text:p/>
        </draw:path>
        <draw:path draw:style-name="gr16" draw:text-style-name="P3" draw:layer="layout" svg:width="11.913cm" svg:height="0.73cm" svg:x="6.24cm" svg:y="21.436cm" svg:viewBox="0 0 11914 731" svg:d="M11914 731v-731M11810 731v-731M8961 731v-731M8857 731v-731M6008 731v-731M5904 731v-731M3055 731v-731M2951 731v-731M104 731v-731M0 731v-731">
          <text:p/>
        </draw:path>
        <draw:path draw:style-name="gr18" draw:text-style-name="P3" draw:layer="layout" svg:width="15.24cm" svg:height="0.705cm" svg:x="2.933cm" svg:y="21.449cm" svg:viewBox="0 0 15241 706" svg:d="M0 0h15241M0 177h15241M0 353h15241M0 530h15241M0 706h15241">
          <text:p/>
        </draw:path>
        <draw:path draw:style-name="gr19" draw:text-style-name="P4" draw:layer="layout" svg:width="0.467cm" svg:height="1.316cm" svg:x="3.044cm" svg:y="17.951cm" svg:viewBox="0 0 468 1317" svg:d="M254 664l-30-105c55-50 109-105 136-184 58-170 5-244-66-375-78 51-132 138-144 190-29 122 0 185 32 296l3 13c-93 90-185 159-185 280 0 216 205 258 252 256 24-1 46-4 67-10 41 173 54 247-90 272-19 4-50-7-50-17 0-12 78-1 84-75 5-68-31-97-88-98-52-1-87 39-89 94-2 80 88 137 182 109 127-36 100-169 77-273l-4-18c94-35 143-122 123-229-13-72-118-142-210-126zM207 575l26 94c-34 12-64 36-86 78-44 84 12 174 80 207l4-15c-60-41-69-115-28-164 13-16 30-26 49-31l62 257 1 5c-11 3-23 5-36 7-138 16-228-90-225-201 4-106 77-168 153-237zM335 999l-61-260c51-4 108 23 132 69 37 68 17 155-71 191zM202 483l-6-22c-24-85-35-144-6-226 26-72 59-114 124-155 9 41 63 123 10 237-32 67-76 120-122 166z">
          <text:p/>
        </draw:path>
        <draw:path draw:style-name="gr19" draw:text-style-name="P4" draw:layer="layout" svg:width="0.32cm" svg:height="0.208cm" svg:x="4.559cm" svg:y="18.433cm" svg:viewBox="0 0 321 209" svg:d="M94 100c-11-68 16-79 49-79 53-1 76 35 80 79 4 33 19 80-43 89-57 7-79-42-86-89zM320 100c-10-72-94-101-171-100s-147 32-149 100c-2 63 69 111 175 109 85-1 154-52 145-109z">
          <text:p/>
        </draw:path>
        <draw:path draw:style-name="gr19" draw:text-style-name="P4" draw:layer="layout" svg:width="0.168cm" svg:height="0.541cm" svg:x="4.312cm" svg:y="18.267cm" svg:viewBox="0 0 169 542" svg:d="M137 511v-143l32-14v-62l-32 14v-116l32-14v-62l-32 14v-128h-22v138l-62 28v-132h-22v142l-31 14v62l31-12v116l-31 12v65l31-12v121h22v-133l62-31v133zM115 316l-62 28v-114l62-28z">
          <text:p/>
        </draw:path>
        <draw:path draw:style-name="gr19" draw:text-style-name="P4" draw:layer="layout" svg:width="0.32cm" svg:height="0.208cm" svg:x="7.51cm" svg:y="18.609cm" svg:viewBox="0 0 321 209" svg:d="M93 101c-11-68 16-78 48-78 54-1 77 34 81 78 3 33 19 81-43 89-57 6-79-42-86-89zM320 101c-11-71-96-102-172-101-77 1-147 33-148 101-2 63 68 110 173 108 85 0 155-51 147-108z">
          <text:p/>
        </draw:path>
        <draw:path draw:style-name="gr19" draw:text-style-name="P4" draw:layer="layout" svg:width="0.32cm" svg:height="0.208cm" svg:x="10.462cm" svg:y="18.433cm" svg:viewBox="0 0 321 209" svg:d="M93 100c-11-68 16-79 49-79 53-1 76 35 80 79 5 33 20 80-43 89-57 7-79-42-86-89zM320 100c-10-72-94-101-172-100-77 1-146 32-148 100-2 63 68 111 174 109 86-1 155-52 146-109z">
          <text:p/>
        </draw:path>
        <draw:path draw:style-name="gr19" draw:text-style-name="P4" draw:layer="layout" svg:width="0.168cm" svg:height="0.541cm" svg:x="10.215cm" svg:y="18.267cm" svg:viewBox="0 0 169 542" svg:d="M137 511v-143l32-14v-62l-32 14v-116l32-14v-62l-32 14v-128h-22v138l-62 28v-132h-22v142l-31 14v62l31-12v116l-31 12v65l31-12v121h22v-133l62-31v133zM115 316l-62 28v-114l62-28z">
          <text:p/>
        </draw:path>
        <draw:path draw:style-name="gr19" draw:text-style-name="P4" draw:layer="layout" svg:width="0.32cm" svg:height="0.209cm" svg:x="13.414cm" svg:y="18.785cm" svg:viewBox="0 0 321 210" svg:d="M94 102c-11-70 15-80 48-80 55-1 77 36 82 80 3 33 19 80-44 88-58 7-79-42-86-88zM320 102c-10-73-94-102-171-102-78 1-147 32-149 102-1 63 69 109 175 108 85-1 154-51 145-108z">
          <text:p/>
        </draw:path>
        <draw:path draw:style-name="gr19" draw:text-style-name="P4" draw:layer="layout" svg:width="0.168cm" svg:height="0.542cm" svg:x="13.167cm" svg:y="18.619cm" svg:viewBox="0 0 169 543" svg:d="M138 511v-141l31-14v-62l-31 13v-115l31-14v-63l-31 14v-129h-23v140l-61 27v-132h-23v143l-31 14v62l31-12v116l-31 12v64l31-12v121h23v-134l61-29v131zM115 318l-61 27v-114l61-27z">
          <text:p/>
        </draw:path>
        <draw:path draw:style-name="gr19" draw:text-style-name="P4" draw:layer="layout" svg:width="0.32cm" svg:height="0.208cm" svg:x="16.367cm" svg:y="18.874cm" svg:viewBox="0 0 321 209" svg:d="M94 100c-11-68 16-79 49-79 53-1 76 35 80 79 3 33 19 81-43 89-57 7-79-43-86-89zM320 100c-11-72-94-101-171-100-77 0-147 32-149 100-2 64 69 111 175 109 84-1 153-52 145-109z">
          <text:p/>
        </draw:path>
        <draw:path draw:style-name="gr19" draw:text-style-name="P4" draw:layer="layout" svg:width="0.166cm" svg:height="0.445cm" svg:x="16.143cm" svg:y="18.643cm" svg:viewBox="0 0 167 446" svg:d="M16 446h12c3-4 15-20 26-29 50-44 149-110 99-168-38-44-90-12-118 27l9-276h-44zM102 269c34 37-38 120-38 120l-36 36 5-123c13-26 42-61 69-33z">
          <text:p/>
        </draw:path>
        <draw:path draw:style-name="gr19" draw:text-style-name="P4" draw:layer="layout" svg:width="0.467cm" svg:height="1.315cm" svg:x="3.042cm" svg:y="21.127cm" svg:viewBox="0 0 468 1316" svg:d="M254 664l-30-105c55-50 109-106 136-185 59-170 5-244-66-374-78 51-132 137-144 190-29 122 1 184 32 295l3 13c-92 91-185 160-185 281 0 217 205 258 252 256 24-1 46-4 67-9 41 171 54 245-90 270-19 4-50-7-50-17 0-11 78-1 84-75 5-68-31-95-87-97-53-1-88 38-89 93-3 80 87 137 181 109 127-36 100-169 77-272l-4-18c94-35 143-122 123-228-12-73-118-143-210-127zM207 575l26 95c-34 11-64 35-86 77-44 84 12 174 81 207l3-15c-60-40-69-115-28-164 13-15 31-26 49-31l62 258 1 4c-10 3-23 5-36 7-138 16-228-90-224-201 3-106 77-167 152-237zM336 999l-62-259c51-5 108 22 133 68 37 68 16 156-71 191zM203 482l-7-22c-24-84-35-144-6-225 26-73 59-114 124-156 10 42 63 124 10 237-32 67-76 120-121 166z">
          <text:p/>
        </draw:path>
        <draw:path draw:style-name="gr19" draw:text-style-name="P4" draw:layer="layout" svg:width="0.32cm" svg:height="0.209cm" svg:x="4.557cm" svg:y="21.696cm" svg:viewBox="0 0 321 210" svg:d="M95 102c-12-70 15-80 48-80 54-1 76 35 80 80 4 32 19 80-43 88-57 7-78-42-85-88zM320 102c-10-73-94-103-171-102s-147 32-149 102c-1 63 70 109 175 108 85-1 154-51 145-108z">
          <text:p/>
        </draw:path>
        <draw:path draw:style-name="gr19" draw:text-style-name="P4" draw:layer="layout" svg:width="0.32cm" svg:height="0.208cm" svg:x="7.508cm" svg:y="21.608cm" svg:viewBox="0 0 321 209" svg:d="M93 100c-11-68 16-78 49-78 53-1 76 34 80 78 4 34 19 82-43 90-57 6-79-42-86-90zM320 100c-10-71-95-101-172-100s-146 32-148 100c-2 65 68 111 174 109 84 0 155-51 146-109z">
          <text:p/>
        </draw:path>
        <draw:path draw:style-name="gr19" draw:text-style-name="P4" draw:layer="layout" svg:width="0.32cm" svg:height="0.208cm" svg:x="10.46cm" svg:y="22.049cm" svg:viewBox="0 0 321 209" svg:d="M94 100c-12-68 15-78 48-78 54-1 76 34 80 78 4 34 20 82-43 89-57 7-78-41-85-89zM320 100c-10-72-95-101-172-100s-146 32-148 100c-1 64 69 111 174 109 86-1 155-51 146-109z">
          <text:p/>
        </draw:path>
        <draw:path draw:style-name="gr19" draw:text-style-name="P4" draw:layer="layout" svg:width="0.32cm" svg:height="0.209cm" svg:x="13.413cm" svg:y="21.784cm" svg:viewBox="0 0 321 210" svg:d="M93 101c-11-69 16-79 48-79 55-1 78 35 82 79 3 33 19 81-43 89-58 7-80-43-87-89zM320 101c-11-72-95-101-171-101-78 1-148 32-149 101-2 64 68 110 174 109 85-1 154-52 146-109z">
          <text:p/>
        </draw:path>
        <draw:path draw:style-name="gr19" draw:text-style-name="P4" draw:layer="layout" svg:width="0.32cm" svg:height="0.208cm" svg:x="16.365cm" svg:y="22.049cm" svg:viewBox="0 0 321 209" svg:d="M94 100c-11-68 16-78 49-78 53-1 76 34 80 78 4 34 19 82-43 89-57 7-79-41-86-89zM320 100c-10-72-94-101-171-100s-147 32-149 100c-2 64 69 111 175 109 85-1 154-51 145-109z">
          <text:p/>
        </draw:path>
        <draw:path draw:style-name="gr19" draw:text-style-name="P4" draw:layer="layout" svg:width="0.166cm" svg:height="0.445cm" svg:x="16.141cm" svg:y="21.818cm" svg:viewBox="0 0 167 446" svg:d="M16 446h12c3-4 15-20 27-29 49-43 149-110 98-167-38-45-90-11-118 27l9-277h-44zM102 271c34 35-38 118-38 118l-36 37 5-123c13-26 42-61 69-32z">
          <text:p/>
        </draw:path>
        <draw:path draw:style-name="gr19" draw:text-style-name="P4" draw:layer="layout" svg:width="0.102cm" svg:height="0.193cm" svg:x="2.942cm" svg:y="19.58cm" svg:viewBox="0 0 103 194" svg:d="M83 66h-36v-33c0-10 1-25 17-25 14 0 15 21 27 21 6 0 12-3 12-12s-12-17-28-17c-52 0-52 50-52 66h-23v9h23v89c0 22-4 25-23 26v4h74v-4c-27-1-27-8-27-26v-89h36z">
          <text:p/>
        </draw:path>
        <draw:path draw:style-name="gr19" draw:text-style-name="P4" draw:layer="layout" svg:width="0.079cm" svg:height="0.254cm" svg:x="3.051cm" svg:y="19.548cm" svg:viewBox="0 0 80 255" svg:d="M65 241v-67l15-6v-29l-15 6v-55l15-7v-29l-15 6v-60h-10v65l-30 13v-61h-10v66l-15 7v29l15-6v56l-15 5v30l15-5v56h10v-62l30-14v62zM55 150l-30 13v-55l30-13z">
          <text:p/>
        </draw:path>
        <draw:path draw:style-name="gr19" draw:text-style-name="P4" draw:layer="layout" svg:width="3.393cm" svg:height="0.133cm" svg:x="3.169cm" svg:y="19.643cm" svg:viewBox="0 0 3394 134" svg:d="M3302 43c5-25 16-33 31-33 23 0 25 19 27 33zM3390 84c-7 11-19 30-44 30-18 0-41-11-45-62h88c-3-37-23-52-50-52-22 0-57 17-57 69 0 42 21 65 53 65 40 0 57-39 59-48zM16 134c6 0 15-5 15-15 0-9-7-16-15-16-9 0-16 7-16 16 0 10 10 15 16 15zM16 32c6 0 15-5 15-16 0-8-7-16-15-16-9 0-16 7-16 16 0 11 10 16 16 16z">
          <text:p/>
        </draw:path>
        <draw:path draw:style-name="gr19" draw:text-style-name="P4" draw:layer="layout" svg:width="2.996cm" svg:height="0.19cm" svg:x="6.591cm" svg:y="19.586cm" svg:viewBox="0 0 2997 191" svg:d="M2862 22c0-6 0-11 13-11 36 0 52 7 65 19 19 18 26 41 26 64 0 83-69 83-87 83-14 0-17-2-17-11zM2808 188h80c87 0 109-56 109-94 0-63-45-94-113-94h-76v5c22 2 25 5 25 26v125c0 21-3 25-25 26zM16 191c5 0 15-5 15-15 0-9-7-17-15-17-9 0-16 8-16 17 0 10 10 15 16 15zM16 89c5 0 15-5 15-16 0-8-7-16-15-16-9 0-16 7-16 16 0 11 10 16 16 16z">
          <text:p/>
        </draw:path>
        <draw:path draw:style-name="gr19" draw:text-style-name="P4" draw:layer="layout" svg:width="2.926cm" svg:height="0.193cm" svg:x="9.62cm" svg:y="19.583cm" svg:viewBox="0 0 2927 194" svg:d="M2789 118l32-77 33 77zM2927 185c-13 0-17-3-26-24l-70-161h-5l-59 139c-5 13-14 33-21 40-5 6-10 6-14 6v6h56v-6c-6 0-19 0-19-11 0-3 0-7 2-11l13-33h74l11 27c2 4 6 13 6 18 0 10-10 10-20 10v6h72zM16 194c6 0 16-5 16-15 0-9-8-16-16-16-9 0-16 7-16 16 0 10 10 15 16 15zM16 93c6 0 16-5 16-16 0-8-8-16-16-16-9 0-16 7-16 16 0 11 10 16 16 16z">
          <text:p/>
        </draw:path>
        <draw:path draw:style-name="gr19" draw:text-style-name="P4" draw:layer="layout" svg:width="2.895cm" svg:height="0.19cm" svg:x="12.573cm" svg:y="19.586cm" svg:viewBox="0 0 2896 191" svg:d="M2896 139h-8c-12 30-26 38-62 38-42 0-42 0-42-13v-70l44 1c23 0 27 4 31 27h6v-66h-6c-3 20-6 27-31 27h-44v-63c0-9 4-9 10-9h38c31 0 38 4 42 29h8l-1-40h-150v5c18 2 25 4 25 26v125c0 23-7 25-25 26v6h152zM16 191c6 0 16-5 16-15 0-9-8-17-16-17-9 0-16 8-16 17 0 10 10 15 16 15zM16 89c6 0 16-5 16-16 0-8-8-16-16-16-9 0-16 7-16 16 0 11 10 16 16 16z">
          <text:p/>
        </draw:path>
        <draw:path draw:style-name="gr19" draw:text-style-name="P4" draw:layer="layout" svg:width="0.078cm" svg:height="0.209cm" svg:x="15.492cm" svg:y="19.564cm" svg:viewBox="0 0 79 210" svg:d="M7 210h6c1-2 7-9 13-14 23-21 70-53 46-79-18-21-42-6-56 12l4-129h-20zM49 126c15 17-18 56-18 56l-18 18 2-59c6-12 21-28 34-15z">
          <text:p/>
        </draw:path>
        <draw:path draw:style-name="gr19" draw:text-style-name="P4" draw:layer="layout" svg:width="0.031cm" svg:height="0.133cm" svg:x="15.603cm" svg:y="19.643cm" svg:viewBox="0 0 32 134" svg:d="M16 134c6 0 16-5 16-15 0-9-7-16-16-16-8 0-16 7-16 16 0 10 10 15 16 15zM16 32c6 0 16-5 16-16 0-8-7-16-16-16-8 0-16 7-16 16 0 11 10 16 16 16z">
          <text:p/>
        </draw:path>
        <draw:path draw:style-name="gr19" draw:text-style-name="P4" draw:layer="layout" svg:width="0.195cm" svg:height="0.196cm" svg:x="2.937cm" svg:y="22.755cm" svg:viewBox="0 0 196 197" svg:d="M180 197c6 0 16-5 16-15 0-9-8-16-16-16-9 0-16 7-16 16 0 10 10 15 16 15zM180 95c6 0 16-5 16-16 0-8-8-16-16-16-9 0-16 7-16 16 0 11 10 16 16 16zM19 179c0 10 29 18 44 18 53 0 69-46 69-71 0-30-16-63-50-63-22 0-37 16-39 23v-85l-2-1c-13 5-27 9-41 13v4h6c13 0 13 6 13 14zM43 102c1-16 19-21 29-21 25 0 36 29 36 55 0 19-5 52-37 52-8 0-28-4-28-14z">
          <text:p/>
        </draw:path>
        <draw:path draw:style-name="gr19" draw:text-style-name="P4" draw:layer="layout" svg:width="0.162cm" svg:height="0.187cm" svg:x="6.448cm" svg:y="22.761cm" svg:viewBox="0 0 163 188" svg:d="M56 19c0-4 0-8 6-8 3 0 7 0 13 0 20 0 50 5 50 39s-35 35-43 35h-26zM56 96c27 0 36 1 45 4 16 5 30 14 30 37 0 38-35 40-54 40-16 0-21-1-21-11zM0 5c23 2 27 5 27 27v125c0 20-4 25-27 25v6h94c64 0 69-39 69-50 0-29-22-43-47-48v-1c13-3 38-9 38-40 0-45-51-49-75-49h-79z">
          <text:p/>
        </draw:path>
        <draw:path draw:style-name="gr19" draw:text-style-name="P4" draw:layer="layout" svg:width="0.079cm" svg:height="0.209cm" svg:x="6.651cm" svg:y="22.739cm" svg:viewBox="0 0 80 210" svg:d="M7 210h7c2-2 7-9 13-14 23-20 70-53 46-79-18-21-42-6-56 12l5-129h-22zM49 126c15 17-18 57-18 57l-17 17 3-59c6-12 19-28 32-15z">
          <text:p/>
        </draw:path>
        <draw:path draw:style-name="gr19" draw:text-style-name="P4" draw:layer="layout" svg:width="2.77cm" svg:height="0.196cm" svg:x="6.762cm" svg:y="22.755cm" svg:viewBox="0 0 2771 197" svg:d="M2771 177c-18 2-18-4-18-15v-161l-2-1c-13 5-27 9-41 13v4h6c13 0 13 6 13 14v44c-10-8-18-12-30-12-32 0-58 33-58 69 0 59 40 65 51 65 21 0 31-11 36-18h1v17l1 1c15-6 28-10 41-15zM2729 165c-2 10-13 17-25 17-19 0-39-16-39-59 0-38 19-52 35-52 13 0 27 9 29 28zM16 197c6 0 15-5 15-15 0-9-7-16-15-16-9 0-16 7-16 16 0 10 10 15 16 15zM16 95c6 0 15-5 15-16 0-8-7-16-15-16-9 0-16 7-16 16 0 11 10 16 16 16z">
          <text:p/>
        </draw:path>
        <draw:path draw:style-name="gr19" draw:text-style-name="P4" draw:layer="layout" svg:width="2.943cm" svg:height="0.19cm" svg:x="9.558cm" svg:y="22.761cm" svg:viewBox="0 0 2944 191" svg:d="M2925 123v-66h-7c-2 21-8 27-31 27h-40v-63c0-9 2-10 9-10h38c31 0 38 5 43 30h7l-1-41h-150v5c18 2 25 4 25 27v122c0 23-4 27-25 28v6h79v-6c-20 0-25-4-25-25v-62l40 1c22 0 28 3 31 27zM15 191c6 0 16-5 16-15 0-9-7-16-16-16-8 0-15 7-15 16 0 10 9 15 15 15zM15 90c6 0 16-5 16-16 0-8-7-16-16-16-8 0-15 7-15 16 0 11 9 16 15 16z">
          <text:p/>
        </draw:path>
        <draw:path draw:style-name="gr19" draw:text-style-name="P4" draw:layer="layout" svg:width="2.973cm" svg:height="0.193cm" svg:x="12.526cm" svg:y="22.758cm" svg:viewBox="0 0 2974 194" svg:d="M2836 118l32-78 33 78zM2974 185c-13 0-17-3-26-24l-70-161h-6l-58 139c-6 13-14 33-21 40-5 6-10 6-14 6v6h56v-6c-6 0-19 0-19-11 0-3 0-7 2-11l13-33h74l11 27c2 4 6 13 6 18 0 10-10 10-20 10v6h72zM16 194c6 0 16-5 16-15 0-9-8-16-16-16s-16 7-16 16c0 10 10 15 16 15zM16 92c6 0 16-5 16-16 0-8-8-16-16-16s-16 7-16 16c0 11 10 16 16 16z">
          <text:p/>
        </draw:path>
        <draw:path draw:style-name="gr19" draw:text-style-name="P4" draw:layer="layout" svg:width="0.078cm" svg:height="0.209cm" svg:x="15.523cm" svg:y="22.739cm" svg:viewBox="0 0 79 210" svg:d="M8 210h5c2-2 8-9 13-14 23-20 70-53 47-79-19-21-43-6-56 12l4-129h-21zM48 126c16 17-18 57-18 57l-17 17 3-59c6-12 20-28 32-15z">
          <text:p/>
        </draw:path>
        <draw:path draw:style-name="gr19" draw:text-style-name="P4" draw:layer="layout" svg:width="0.031cm" svg:height="0.133cm" svg:x="15.635cm" svg:y="22.818cm" svg:viewBox="0 0 32 134" svg:d="M16 134c6 0 16-5 16-15 0-9-7-16-16-16-8 0-16 7-16 16 0 10 10 15 16 15zM16 32c6 0 16-5 16-16 0-8-7-16-16-16-8 0-16 7-16 16 0 11 10 16 16 16z">
          <text:p/>
        </draw:path>
        <draw:path draw:style-name="gr19" draw:text-style-name="P4" draw:layer="layout" svg:width="3.438cm" svg:height="0.251cm" svg:x="2.961cm" svg:y="17.582cm" svg:viewBox="0 0 3439 252" svg:d="M3319 90c0-19 1-48 36-48 24 0 34 20 34 36 0 29-18 41-63 74-54 40-56 70-58 100h171v-44h-108c5-12 22-23 56-46 24-17 52-39 52-82 0-52-38-80-86-80-22 0-82 7-82 90zM0 79h59v173h50v-252h-41c-1 19-14 45-61 45h-7z">
          <text:p/>
        </draw:path>
        <draw:path draw:style-name="gr19" draw:text-style-name="P4" draw:layer="layout" svg:width="6.078cm" svg:height="0.257cm" svg:x="9.179cm" svg:y="17.582cm" svg:viewBox="0 0 6079 258" svg:d="M5967 47h102v-43h-138l-17 139 44 2c9-18 26-18 33-18 27 0 38 23 38 45 0 27-14 47-39 47-22 0-33-14-35-34h-49c2 50 42 73 81 73 75 0 92-55 92-90 0-57-42-80-76-80-25 0-36 7-45 13zM3129 158h-28v-158h-56l-92 154v42h99v56h49v-56h28zM2989 158l63-108h1c0 8-1 47-1 108zM66 142c23 0 56 1 56 36 0 27-17 41-37 41-33 0-37-31-37-44h1-49c0 78 64 83 88 83 50 0 85-33 85-80 0-43-29-56-38-59 14-7 30-23 30-48 0-54-44-71-77-71-57 0-83 35-83 82h46c0-9 0-41 33-41 28 0 32 23 32 32 0 32-27 34-42 34h-8z">
          <text:p/>
        </draw:path>
        <draw:path draw:style-name="gr19" draw:text-style-name="P4" draw:layer="layout" svg:width="3.458cm" svg:height="0.257cm" svg:x="2.947cm" svg:y="20.757cm" svg:viewBox="0 0 3459 258" svg:d="M3459 4h-176l-1 44h124c-21 23-84 102-89 204h51c6-109 67-183 91-209zM123 170c0 35-16 49-34 49-24 0-39-20-39-48 0-31 19-43 37-43 16 0 36 10 36 42zM168 64c-5-27-10-34-24-48-12-12-40-16-51-16-86 0-93 84-93 131 0 64 15 127 91 127 48 0 82-36 82-92 0-37-25-77-77-77-28 0-40 11-47 21v-1c1-33 9-69 41-69 18 0 27 10 29 24z">
          <text:p/>
        </draw:path>
        <draw:path draw:style-name="gr19" draw:text-style-name="P4" draw:layer="layout" svg:width="6.028cm" svg:height="0.257cm" svg:x="9.181cm" svg:y="20.757cm" svg:viewBox="0 0 6029 258" svg:d="M5920 78h59v174h50v-252h-41c-1 19-14 44-61 44h-7zM2957 194c4 40 35 64 78 64 45 0 91-31 91-129 0-35-2-129-88-129-49 0-86 29-86 90 0 42 28 78 76 78 17 0 36-4 48-21v1c0 53-20 71-41 71-15 0-26-8-29-25zM3002 83c0-36 23-42 35-42 26 0 38 17 38 46 0 30-19 42-36 42-19 0-37-8-37-46zM123 178c0 19-10 41-36 41-22 0-36-16-36-41 0-27 17-39 35-39 28 0 37 22 37 39zM174 176c0-32-14-48-38-60 20-11 29-29 29-51 0-34-27-65-79-65-44 0-78 26-78 69 0 23 11 39 30 49-38 17-38 50-38 63 0 35 22 77 87 77 66 0 87-49 87-82zM87 102c-21 0-32-16-32-31 0-19 12-31 34-31 16 0 29 12 29 31 0 18-11 31-31 31z">
          <text:p/>
        </draw:path>
        <draw:path draw:style-name="gr19" draw:text-style-name="P4" draw:layer="layout" svg:width="0.173cm" svg:height="0.257cm" svg:x="15.283cm" svg:y="20.757cm" svg:viewBox="0 0 174 258" svg:d="M52 129c0-65 7-89 36-89 28 0 36 24 36 89s-8 90-36 90c-29 0-36-25-36-90zM0 129c0 88 29 129 88 129s86-41 86-129-27-129-86-129-88 41-88 129z">
          <text:p/>
        </draw:path>
        <draw:path draw:style-name="gr27" draw:text-style-name="P3" draw:layer="layout" svg:width="24.13cm" svg:height="30.163cm" svg:x="-1.301cm" svg:y="-1.263cm" svg:viewBox="0 0 24131 30164" svg:d="M530 1270h-530M23602 1270h529M530 28894h-530M23602 28894h529M1270 529v-529M1270 29634v530M22861 529v-529M22861 29634v530">
          <text:p/>
        </draw:path>
        <draw:path draw:style-name="gr28" draw:text-style-name="P3" draw:layer="layout" svg:width="24.13cm" svg:height="30.163cm" svg:x="-1.301cm" svg:y="-1.263cm" svg:viewBox="0 0 24131 30164" svg:d="M530 1270h-530M23602 1270h529M530 28894h-530M23602 28894h529M1270 529v-529M1270 29634v530M22861 529v-529M22861 29634v530">
          <text:p/>
        </draw:path>
        <draw:path draw:style-name="gr27" draw:text-style-name="P3" draw:layer="layout" svg:width="0.353cm" svg:height="0.353cm" svg:x="10.588cm" svg:y="-1.175cm" svg:viewBox="0 0 354 354" svg:d="M354 177c0 97-79 177-177 177s-177-80-177-177c0-98 79-177 177-177s177 79 177 177z">
          <text:p/>
        </draw:path>
        <draw:line draw:style-name="gr27" draw:text-style-name="P3" draw:layer="layout" svg:x1="10.553cm" svg:y1="-0.998cm" svg:x2="10.976cm" svg:y2="-0.998cm">
          <text:p/>
        </draw:line>
        <draw:line draw:style-name="gr27" draw:text-style-name="P3" draw:layer="layout" svg:x1="10.764cm" svg:y1="-1.21cm" svg:x2="10.764cm" svg:y2="-0.787cm">
          <text:p/>
        </draw:line>
        <draw:path draw:style-name="gr27" draw:text-style-name="P3" draw:layer="layout" svg:width="0.211cm" svg:height="0.211cm" svg:x="10.659cm" svg:y="-1.104cm" svg:viewBox="0 0 212 212" svg:d="M212 106c0 59-48 106-107 106-58 0-105-47-105-106s47-106 105-106c59 0 107 47 107 106z">
          <text:p/>
        </draw:path>
        <draw:path draw:style-name="gr28" draw:text-style-name="P3" draw:layer="layout" svg:width="0.353cm" svg:height="0.353cm" svg:x="10.588cm" svg:y="-1.175cm" svg:viewBox="0 0 354 354" svg:d="M354 177c0 97-79 177-177 177s-177-80-177-177c0-98 79-177 177-177s177 79 177 177z">
          <text:p/>
        </draw:path>
        <draw:line draw:style-name="gr28" draw:text-style-name="P3" draw:layer="layout" svg:x1="10.553cm" svg:y1="-0.998cm" svg:x2="10.976cm" svg:y2="-0.998cm">
          <text:p/>
        </draw:line>
        <draw:line draw:style-name="gr28" draw:text-style-name="P3" draw:layer="layout" svg:x1="10.764cm" svg:y1="-1.21cm" svg:x2="10.764cm" svg:y2="-0.787cm">
          <text:p/>
        </draw:line>
        <draw:path draw:style-name="gr29" draw:text-style-name="P7" draw:layer="layout" svg:width="0.211cm" svg:height="0.211cm" svg:x="10.659cm" svg:y="-1.104cm" svg:viewBox="0 0 212 212" svg:d="M212 106c0 59-48 106-107 106-58 0-105-47-105-106s47-106 105-106c59 0 107 47 107 106z">
          <text:p/>
        </draw:path>
        <draw:line draw:style-name="gr30" draw:text-style-name="P3" draw:layer="layout" svg:x1="10.659cm" svg:y1="-0.998cm" svg:x2="10.87cm" svg:y2="-0.998cm">
          <text:p/>
        </draw:line>
        <draw:line draw:style-name="gr30" draw:text-style-name="P3" draw:layer="layout" svg:x1="10.764cm" svg:y1="-1.104cm" svg:x2="10.764cm" svg:y2="-0.893cm">
          <text:p/>
        </draw:line>
        <draw:path draw:style-name="gr27" draw:text-style-name="P3" draw:layer="layout" svg:width="0.353cm" svg:height="0.352cm" svg:x="10.588cm" svg:y="28.459cm" svg:viewBox="0 0 354 353" svg:d="M354 176c0 98-79 177-177 177s-177-79-177-177c0-97 79-176 177-176s177 79 177 176z">
          <text:p/>
        </draw:path>
        <draw:line draw:style-name="gr27" draw:text-style-name="P3" draw:layer="layout" svg:x1="10.553cm" svg:y1="28.635cm" svg:x2="10.976cm" svg:y2="28.635cm">
          <text:p/>
        </draw:line>
        <draw:line draw:style-name="gr27" draw:text-style-name="P3" draw:layer="layout" svg:x1="10.764cm" svg:y1="28.423cm" svg:x2="10.764cm" svg:y2="28.847cm">
          <text:p/>
        </draw:line>
        <draw:path draw:style-name="gr27" draw:text-style-name="P3" draw:layer="layout" svg:width="0.211cm" svg:height="0.212cm" svg:x="10.659cm" svg:y="28.529cm" svg:viewBox="0 0 212 213" svg:d="M212 107c0 58-48 106-107 106-58 0-105-48-105-106 0-60 47-107 105-107 59 0 107 47 107 107z">
          <text:p/>
        </draw:path>
        <draw:path draw:style-name="gr28" draw:text-style-name="P3" draw:layer="layout" svg:width="0.353cm" svg:height="0.352cm" svg:x="10.588cm" svg:y="28.459cm" svg:viewBox="0 0 354 353" svg:d="M354 176c0 98-79 177-177 177s-177-79-177-177c0-97 79-176 177-176s177 79 177 176z">
          <text:p/>
        </draw:path>
        <draw:line draw:style-name="gr28" draw:text-style-name="P3" draw:layer="layout" svg:x1="10.553cm" svg:y1="28.635cm" svg:x2="10.976cm" svg:y2="28.635cm">
          <text:p/>
        </draw:line>
        <draw:line draw:style-name="gr28" draw:text-style-name="P3" draw:layer="layout" svg:x1="10.764cm" svg:y1="28.423cm" svg:x2="10.764cm" svg:y2="28.847cm">
          <text:p/>
        </draw:line>
        <draw:path draw:style-name="gr29" draw:text-style-name="P7" draw:layer="layout" svg:width="0.211cm" svg:height="0.212cm" svg:x="10.659cm" svg:y="28.529cm" svg:viewBox="0 0 212 213" svg:d="M212 107c0 58-48 106-107 106-58 0-105-48-105-106 0-60 47-107 105-107 59 0 107 47 107 107z">
          <text:p/>
        </draw:path>
        <draw:line draw:style-name="gr30" draw:text-style-name="P3" draw:layer="layout" svg:x1="10.659cm" svg:y1="28.635cm" svg:x2="10.87cm" svg:y2="28.635cm">
          <text:p/>
        </draw:line>
        <draw:line draw:style-name="gr30" draw:text-style-name="P3" draw:layer="layout" svg:x1="10.764cm" svg:y1="28.529cm" svg:x2="10.764cm" svg:y2="28.741cm">
          <text:p/>
        </draw:line>
        <draw:path draw:style-name="gr27" draw:text-style-name="P3" draw:layer="layout" svg:width="0.352cm" svg:height="0.353cm" svg:x="-1.212cm" svg:y="13.642cm" svg:viewBox="0 0 353 354" svg:d="M353 176c0 99-80 178-177 178s-176-79-176-178c0-97 79-176 176-176s177 79 177 176z">
          <text:p/>
        </draw:path>
        <draw:line draw:style-name="gr27" draw:text-style-name="P3" draw:layer="layout" svg:x1="-1.248cm" svg:y1="13.818cm" svg:x2="-0.824cm" svg:y2="13.818cm">
          <text:p/>
        </draw:line>
        <draw:line draw:style-name="gr27" draw:text-style-name="P3" draw:layer="layout" svg:x1="-1.036cm" svg:y1="13.607cm" svg:x2="-1.036cm" svg:y2="14.03cm">
          <text:p/>
        </draw:line>
        <draw:path draw:style-name="gr27" draw:text-style-name="P3" draw:layer="layout" svg:width="0.212cm" svg:height="0.212cm" svg:x="-1.142cm" svg:y="13.712cm" svg:viewBox="0 0 213 213" svg:d="M213 106c0 60-48 107-107 107-58 0-106-47-106-107 0-58 48-106 106-106 59 0 107 48 107 106z">
          <text:p/>
        </draw:path>
        <draw:path draw:style-name="gr28" draw:text-style-name="P3" draw:layer="layout" svg:width="0.352cm" svg:height="0.353cm" svg:x="-1.212cm" svg:y="13.642cm" svg:viewBox="0 0 353 354" svg:d="M353 176c0 99-80 178-177 178s-176-79-176-178c0-97 79-176 176-176s177 79 177 176z">
          <text:p/>
        </draw:path>
        <draw:line draw:style-name="gr28" draw:text-style-name="P3" draw:layer="layout" svg:x1="-1.248cm" svg:y1="13.818cm" svg:x2="-0.824cm" svg:y2="13.818cm">
          <text:p/>
        </draw:line>
        <draw:line draw:style-name="gr28" draw:text-style-name="P3" draw:layer="layout" svg:x1="-1.036cm" svg:y1="13.607cm" svg:x2="-1.036cm" svg:y2="14.03cm">
          <text:p/>
        </draw:line>
        <draw:path draw:style-name="gr29" draw:text-style-name="P7" draw:layer="layout" svg:width="0.212cm" svg:height="0.212cm" svg:x="-1.142cm" svg:y="13.712cm" svg:viewBox="0 0 213 213" svg:d="M213 106c0 60-48 107-107 107-58 0-106-47-106-107 0-58 48-106 106-106 59 0 107 48 107 106z">
          <text:p/>
        </draw:path>
        <draw:line draw:style-name="gr30" draw:text-style-name="P3" draw:layer="layout" svg:x1="-1.142cm" svg:y1="13.818cm" svg:x2="-0.93cm" svg:y2="13.818cm">
          <text:p/>
        </draw:line>
        <draw:line draw:style-name="gr30" draw:text-style-name="P3" draw:layer="layout" svg:x1="-1.036cm" svg:y1="13.712cm" svg:x2="-1.036cm" svg:y2="13.924cm">
          <text:p/>
        </draw:line>
        <draw:path draw:style-name="gr27" draw:text-style-name="P3" draw:layer="layout" svg:width="0.352cm" svg:height="0.353cm" svg:x="22.389cm" svg:y="13.642cm" svg:viewBox="0 0 353 354" svg:d="M353 176c0 99-80 178-177 178s-176-79-176-178c0-97 79-176 176-176s177 79 177 176z">
          <text:p/>
        </draw:path>
        <draw:line draw:style-name="gr27" draw:text-style-name="P3" draw:layer="layout" svg:x1="22.353cm" svg:y1="13.818cm" svg:x2="22.777cm" svg:y2="13.818cm">
          <text:p/>
        </draw:line>
        <draw:line draw:style-name="gr27" draw:text-style-name="P3" draw:layer="layout" svg:x1="22.565cm" svg:y1="13.607cm" svg:x2="22.565cm" svg:y2="14.03cm">
          <text:p/>
        </draw:line>
        <draw:path draw:style-name="gr27" draw:text-style-name="P3" draw:layer="layout" svg:width="0.212cm" svg:height="0.212cm" svg:x="22.459cm" svg:y="13.712cm" svg:viewBox="0 0 213 213" svg:d="M213 106c0 60-48 107-106 107-59 0-107-47-107-107 0-58 48-106 107-106 58 0 106 48 106 106z">
          <text:p/>
        </draw:path>
        <draw:path draw:style-name="gr28" draw:text-style-name="P3" draw:layer="layout" svg:width="0.352cm" svg:height="0.353cm" svg:x="22.389cm" svg:y="13.642cm" svg:viewBox="0 0 353 354" svg:d="M353 176c0 99-80 178-177 178s-176-79-176-178c0-97 79-176 176-176s177 79 177 176z">
          <text:p/>
        </draw:path>
        <draw:line draw:style-name="gr28" draw:text-style-name="P3" draw:layer="layout" svg:x1="22.353cm" svg:y1="13.818cm" svg:x2="22.777cm" svg:y2="13.818cm">
          <text:p/>
        </draw:line>
        <draw:line draw:style-name="gr28" draw:text-style-name="P3" draw:layer="layout" svg:x1="22.565cm" svg:y1="13.607cm" svg:x2="22.565cm" svg:y2="14.03cm">
          <text:p/>
        </draw:line>
        <draw:path draw:style-name="gr29" draw:text-style-name="P7" draw:layer="layout" svg:width="0.212cm" svg:height="0.212cm" svg:x="22.459cm" svg:y="13.712cm" svg:viewBox="0 0 213 213" svg:d="M213 106c0 60-48 107-106 107-59 0-107-47-107-107 0-58 48-106 107-106 58 0 106 48 106 106z">
          <text:p/>
        </draw:path>
        <draw:line draw:style-name="gr30" draw:text-style-name="P3" draw:layer="layout" svg:x1="22.459cm" svg:y1="13.818cm" svg:x2="22.671cm" svg:y2="13.818cm">
          <text:p/>
        </draw:line>
        <draw:line draw:style-name="gr30" draw:text-style-name="P3" draw:layer="layout" svg:x1="22.565cm" svg:y1="13.712cm" svg:x2="22.565cm" svg:y2="13.924cm">
          <text:p/>
        </draw:line>
        <draw:polygon draw:style-name="gr31" draw:text-style-name="P3" draw:layer="layout" svg:width="0.092cm" svg:height="0.152cm" svg:x="0.336cm" svg:y="28.536cm" svg:viewBox="0 0 93 153" draw:points="47,83 91,41 66,41 18,89 18,0 0,0 0,153 18,153 18,111 34,97 68,153 93,153">
          <text:p/>
        </draw:polygon>
        <draw:path draw:style-name="gr31" draw:text-style-name="P3" draw:layer="layout" svg:width="0.102cm" svg:height="0.117cm" svg:x="0.436cm" svg:y="28.574cm" svg:viewBox="0 0 103 118" svg:d="M0 59c0 29 16 59 52 59 35 0 51-30 51-59 0-28-16-59-51-59-36 0-52 31-52 59zM19 59c0-14 6-43 33-43s32 29 32 43c0 15-5 43-32 43s-33-28-33-43z">
          <text:p/>
        </draw:path>
        <draw:path draw:style-name="gr31" draw:text-style-name="P3" draw:layer="layout" svg:width="0.091cm" svg:height="0.117cm" svg:x="0.553cm" svg:y="28.574cm" svg:viewBox="0 0 92 118" svg:d="M88 36c0-7-2-36-42-36-23 0-43 11-43 36 0 16 10 23 26 27l22 5c16 5 22 7 22 16 0 13-12 18-25 18-27 0-30-14-30-23h-18c0 14 3 39 48 39 25 0 44-14 44-37 0-15-8-23-31-29l-19-4c-15-4-21-6-21-16 0-14 16-16 23-16 24 0 26 12 26 20z">
          <text:p/>
        </draw:path>
        <draw:path draw:style-name="gr31" draw:text-style-name="P3" draw:layer="layout" svg:width="0.101cm" svg:height="0.153cm" svg:x="0.66cm" svg:y="28.539cm" svg:viewBox="0 0 102 154" svg:d="M96 38c0-17-13-38-46-38-36 0-45 25-45 41 0 14 7 24 20 29-16 6-25 18-25 36 0 8 0 24 15 36 12 10 27 12 36 12 35 0 51-23 51-48 0-11-5-28-25-36 6-4 19-10 19-32zM50 79c17 0 31 9 31 29 0 24-16 29-30 29-26 0-31-18-31-30 0-14 9-28 30-28zM50 63c-13 0-26-9-26-23 0-9 5-23 25-23 22 0 28 13 28 22 0 14-11 24-27 24z">
          <text:p/>
        </draw:path>
        <draw:path draw:style-name="gr31" draw:text-style-name="P3" draw:layer="layout" svg:width="0.102cm" svg:height="0.153cm" svg:x="0.777cm" svg:y="28.539cm" svg:viewBox="0 0 103 154" svg:d="M100 40c-2-31-27-40-45-40-44 0-55 47-55 80 0 19 3 38 12 52 10 17 27 22 38 22 21 0 30-6 39-15 10-11 14-22 14-38 0-35-29-47-48-47-20 0-30 10-35 18 0-16 6-55 35-55 16 0 23 10 26 23zM22 103c0-17 10-32 31-32 23 0 31 18 31 31 0 21-13 35-31 35-21 0-31-17-31-34z">
          <text:p/>
        </draw:path>
        <draw:path draw:style-name="gr31" draw:text-style-name="P3" draw:layer="layout" svg:width="0.103cm" svg:height="0.146cm" svg:x="0.895cm" svg:y="28.542cm" svg:viewBox="0 0 104 147" svg:d="M0 18h83c-30 34-57 88-62 129h21c10-68 47-115 62-130v-17h-104z">
          <text:p/>
        </draw:path>
        <draw:path draw:style-name="gr31" draw:text-style-name="P3" draw:layer="layout" svg:width="0.101cm" svg:height="0.153cm" svg:x="1.013cm" svg:y="28.539cm" svg:viewBox="0 0 102 154" svg:d="M99 40c-2-31-26-40-43-40-46 0-56 47-56 80 0 19 2 38 11 52 11 17 27 22 39 22 21 0 30-6 38-15 10-11 14-22 14-38 0-35-28-47-46-47-22 0-32 10-37 18 0-16 6-55 36-55 16 0 24 10 26 23zM22 103c0-17 9-32 31-32 23 0 30 18 30 31 0 21-11 35-29 35-23 0-32-17-32-34z">
          <text:p/>
        </draw:path>
        <draw:path draw:style-name="gr31" draw:text-style-name="P3" draw:layer="layout" svg:width="0.102cm" svg:height="0.153cm" svg:x="1.13cm" svg:y="28.539cm" svg:viewBox="0 0 103 154" svg:d="M83 76c0 39-9 61-31 61s-32-22-32-61c0-37 10-59 32-59s31 22 31 59zM103 76c0-30-8-76-51-76-44 0-52 46-52 76 0 31 8 78 52 78 43 0 51-47 51-78z">
          <text:p/>
        </draw:path>
        <draw:polygon draw:style-name="gr31" draw:text-style-name="P3" draw:layer="layout" svg:width="0.118cm" svg:height="0.01cm" svg:x="1.24cm" svg:y="28.704cm" svg:viewBox="0 0 119 11" draw:points="0,0 0,11 119,11 119,0">
          <text:p/>
        </draw:polygon>
        <draw:path draw:style-name="gr31" draw:text-style-name="P3" draw:layer="layout" svg:width="0.095cm" svg:height="0.117cm" svg:x="1.364cm" svg:y="28.574cm" svg:viewBox="0 0 96 118" svg:d="M96 41c-2-20-14-41-43-41-36 0-53 27-53 63 0 32 19 55 50 55 32 0 44-25 46-42h-19c-3 17-14 26-27 26-25 0-30-24-30-43s7-42 30-42c16 0 24 9 27 24z">
          <text:p/>
        </draw:path>
        <draw:path draw:style-name="gr31" draw:text-style-name="P3" draw:layer="layout" svg:width="0.091cm" svg:height="0.152cm" svg:x="1.477cm" svg:y="28.536cm" svg:viewBox="0 0 92 153" svg:d="M92 76c0-31-22-38-39-38-18 0-27 11-33 18v-56h-20v153h20v-60c0-29 16-38 31-38 18 0 22 9 22 25v73h19z">
          <text:p/>
        </draw:path>
        <draw:path draw:style-name="gr31" draw:text-style-name="P3" draw:layer="layout" svg:width="0.054cm" svg:height="0.149cm" svg:x="1.603cm" svg:y="28.539cm" svg:viewBox="0 0 55 150" svg:d="M55 0h-15c-6 24-16 27-40 28v15h34v107h21z">
          <text:p/>
        </draw:path>
        <draw:path draw:style-name="gr31" draw:text-style-name="P3" draw:layer="layout" svg:width="0.102cm" svg:height="0.153cm" svg:x="1.707cm" svg:y="28.539cm" svg:viewBox="0 0 103 154" svg:d="M99 40c-1-31-26-40-44-40-44 0-55 47-55 80 0 19 3 38 11 52 11 17 27 22 39 22 22 0 31-6 38-15 11-11 15-22 15-38 0-35-29-47-48-47-20 0-31 10-35 18h-1c0-16 6-55 36-55 17 0 24 10 26 23zM22 103c0-17 10-32 30-32 24 0 31 18 31 31 0 21-11 35-30 35-22 0-31-17-31-34z">
          <text:p/>
        </draw:path>
        <draw:polygon draw:style-name="gr31" draw:text-style-name="P3" draw:layer="layout" svg:width="0.117cm" svg:height="0.01cm" svg:x="1.817cm" svg:y="28.704cm" svg:viewBox="0 0 118 11" draw:points="0,0 0,11 118,11 118,0">
          <text:p/>
        </draw:polygon>
        <draw:path draw:style-name="gr31" draw:text-style-name="P3" draw:layer="layout" svg:width="0.054cm" svg:height="0.149cm" svg:x="1.956cm" svg:y="28.539cm" svg:viewBox="0 0 55 150" svg:d="M55 0h-14c-6 24-16 27-41 28v15h35v107h20z">
          <text:p/>
        </draw:path>
        <draw:path draw:style-name="gr31" draw:text-style-name="P3" draw:layer="layout" svg:width="0.104cm" svg:height="0.153cm" svg:x="2.059cm" svg:y="28.539cm" svg:viewBox="0 0 105 154" svg:d="M40 80c3 0 6 0 9 0 14 0 36 2 36 27 0 19-14 30-34 30-28 0-31-19-32-34h-19c1 18 6 36 22 44 8 4 17 7 28 7 39 0 55-24 55-49 0-20-11-30-25-35 8-3 19-12 19-31 0-22-17-39-47-39-39 0-48 27-48 49h18c1-11 3-32 29-32 23 0 29 14 29 23 0 19-14 25-30 25-3 0-6-1-10-1z">
          <text:p/>
        </draw:path>
        <draw:path draw:style-name="gr31" draw:text-style-name="P3" draw:layer="layout" svg:width="0.103cm" svg:height="0.153cm" svg:x="2.177cm" svg:y="28.539cm" svg:viewBox="0 0 104 154" svg:d="M41 80c3 0 6 0 9 0 12 0 34 2 34 27 0 19-13 30-32 30-29 0-32-19-33-34h-19c1 18 6 36 22 44 7 4 18 7 29 7 38 0 53-24 53-49 0-20-10-30-25-35 8-3 19-12 19-31 0-22-17-39-45-39-41 0-50 27-50 49h19c1-11 2-32 30-32 22 0 27 14 27 23 0 19-14 25-28 25-3 0-7-1-10-1z">
          <text:p/>
        </draw:path>
        <draw:polygon draw:style-name="gr31" draw:text-style-name="P3" draw:layer="layout" svg:width="0.052cm" svg:height="0.019cm" svg:x="2.297cm" svg:y="28.62cm" svg:viewBox="0 0 53 20" draw:points="53,0 0,0 0,20 53,20">
          <text:p/>
        </draw:polygon>
        <draw:path draw:style-name="gr31" draw:text-style-name="P3" draw:layer="layout" svg:width="0.055cm" svg:height="0.149cm" svg:x="2.379cm" svg:y="28.539cm" svg:viewBox="0 0 56 150" svg:d="M56 0h-15c-6 24-16 27-41 28v15h36v107h20z">
          <text:p/>
        </draw:path>
        <draw:path draw:style-name="gr31" draw:text-style-name="P3" draw:layer="layout" svg:width="0.105cm" svg:height="0.149cm" svg:x="2.481cm" svg:y="28.539cm" svg:viewBox="0 0 106 150" svg:d="M106 114v-17h-23v-97h-15l-68 94v20h65v36h18v-36zM64 29h1v68h-48z">
          <text:p/>
        </draw:path>
        <draw:path draw:style-name="gr31" draw:text-style-name="P3" draw:layer="layout" svg:width="0.102cm" svg:height="0.153cm" svg:x="2.601cm" svg:y="28.539cm" svg:viewBox="0 0 103 154" svg:d="M100 40c-2-31-28-40-45-40-44 0-55 47-55 80 0 19 3 38 12 52 10 17 27 22 38 22 21 0 31-6 39-15 10-11 14-22 14-38 0-35-29-47-48-47-20 0-30 10-35 18 0-16 6-55 35-55 16 0 24 10 27 23zM22 103c0-17 10-32 31-32 24 0 31 18 31 31 0 21-13 35-31 35-21 0-31-17-31-34z">
          <text:p/>
        </draw:path>
        <draw:polygon draw:style-name="gr31" draw:text-style-name="P3" draw:layer="layout" svg:width="0.022cm" svg:height="0.023cm" svg:x="2.729cm" svg:y="28.665cm" svg:viewBox="0 0 23 24" draw:points="23,0 0,0 0,24 23,24">
          <text:p/>
        </draw:polygon>
        <draw:path draw:style-name="gr31" draw:text-style-name="P3" draw:layer="layout" svg:width="0.019cm" svg:height="0.152cm" svg:x="2.784cm" svg:y="28.536cm" svg:viewBox="0 0 20 153" svg:d="M20 41h-20v112h20zM20 21v-21h-20v21z">
          <text:p/>
        </draw:path>
        <draw:path draw:style-name="gr31" draw:text-style-name="P3" draw:layer="layout" svg:width="0.09cm" svg:height="0.114cm" svg:x="2.831cm" svg:y="28.574cm" svg:viewBox="0 0 91 115" svg:d="M91 38c0-31-22-38-39-38-19 0-29 13-33 19h-1v-16h-18v112h19v-61c0-31 19-37 29-37 19 0 24 9 24 29v69h19z">
          <text:p/>
        </draw:path>
        <draw:path draw:style-name="gr31" draw:text-style-name="P3" draw:layer="layout" svg:width="0.098cm" svg:height="0.155cm" svg:x="2.942cm" svg:y="28.536cm" svg:viewBox="0 0 99 156" svg:d="M99 0h-19v57c-4-7-13-19-34-19-29 0-46 25-46 56 0 27 11 62 50 62 10 0 23-3 31-18h1v15h17zM19 97c0-14 2-42 31-42 27 0 30 30 30 48 0 29-18 37-30 37-21 0-31-18-31-43z">
          <text:p/>
        </draw:path>
        <draw:path draw:style-name="gr31" draw:text-style-name="P3" draw:layer="layout" svg:width="0.098cm" svg:height="0.155cm" svg:x="3.06cm" svg:y="28.536cm" svg:viewBox="0 0 99 156" svg:d="M99 0h-19v57c-5-7-13-19-33-19-31 0-47 25-47 56 0 27 11 62 49 62 11 0 24-3 32-18v15h18zM19 97c0-14 1-42 31-42 27 0 30 30 30 48 0 29-18 37-30 37-21 0-31-18-31-43z">
          <text:p/>
        </draw:path>
        <draw:path draw:style-name="gr31" draw:text-style-name="P3" draw:layer="layout" svg:width="0.054cm" svg:height="0.149cm" svg:x="3.368cm" svg:y="28.539cm" svg:viewBox="0 0 55 150" svg:d="M55 0h-14c-6 24-16 27-41 28v15h35v107h20z">
          <text:p/>
        </draw:path>
        <draw:path draw:style-name="gr31" draw:text-style-name="P3" draw:layer="layout" svg:width="0.106cm" svg:height="0.149cm" svg:x="3.469cm" svg:y="28.539cm" svg:viewBox="0 0 107 150" svg:d="M107 114v-17h-22v-97h-16l-69 94v20h66v36h19v-36zM66 29v68h-49z">
          <text:p/>
        </draw:path>
        <draw:path draw:style-name="gr31" draw:text-style-name="P3" draw:layer="layout" svg:width="0.055cm" svg:height="0.149cm" svg:x="3.603cm" svg:y="28.539cm" svg:viewBox="0 0 56 150" svg:d="M56 0h-16c-6 24-16 27-40 28v15h35v107h21z">
          <text:p/>
        </draw:path>
        <draw:frame draw:style-name="gr32" draw:text-style-name="P2" draw:layer="layout" svg:width="11.987cm" svg:height="0.48cm" svg:x="3.568cm" svg:y="16.676cm">
          <draw:text-box>
            <text:p text:style-name="P1"><text:span text:style-name="T2">You might find it helpful to refer to Examples 16-3 and 16-4 on page 257.</text:span></text:p>
          </draw:text-box>
        </draw:frame>
        <draw:path draw:style-name="gr31" draw:text-style-name="P3" draw:layer="layout" svg:width="0.102cm" svg:height="0.153cm" svg:x="19.662cm" svg:y="28.539cm" svg:viewBox="0 0 103 154" svg:d="M83 76c0 39-10 61-32 61-21 0-31-22-31-61 0-37 10-59 31-59 22 0 32 22 32 59zM103 76c0-30-8-76-52-76-42 0-51 46-51 76 0 31 9 78 51 78 44 0 52-47 52-78z">
          <text:p/>
        </draw:path>
        <draw:path draw:style-name="gr31" draw:text-style-name="P3" draw:layer="layout" svg:width="0.1cm" svg:height="0.153cm" svg:x="19.781cm" svg:y="28.539cm" svg:viewBox="0 0 101 154" svg:d="M47 99c14 0 29-6 35-18v1c-4 39-16 56-36 56-16 0-25-9-26-24h-18c0 14 9 40 44 40 52 0 55-69 55-85 0-24-5-69-53-69-31 0-48 24-48 51 0 30 19 48 47 48zM50 82c-13 0-31-3-31-32 0-20 12-33 29-33 23 0 31 15 31 32 0 29-20 33-29 33z">
          <text:p/>
        </draw:path>
        <draw:polygon draw:style-name="gr31" draw:text-style-name="P3" draw:layer="layout" svg:width="0.066cm" svg:height="0.16cm" svg:x="19.886cm" svg:y="28.532cm" svg:viewBox="0 0 67 161" draw:points="67,0 53,0 0,161 15,161">
          <text:p/>
        </draw:polygon>
        <draw:path draw:style-name="gr31" draw:text-style-name="P3" draw:layer="layout" svg:width="0.102cm" svg:height="0.153cm" svg:x="19.957cm" svg:y="28.539cm" svg:viewBox="0 0 103 154" svg:d="M82 76c0 39-10 61-31 61-22 0-32-22-32-61 0-37 10-59 32-59 21 0 31 22 31 59zM103 76c0-30-9-76-52-76s-51 46-51 76c0 31 8 78 51 78s52-47 52-78z">
          <text:p/>
        </draw:path>
        <draw:path draw:style-name="gr31" draw:text-style-name="P3" draw:layer="layout" svg:width="0.054cm" svg:height="0.149cm" svg:x="20.088cm" svg:y="28.539cm" svg:viewBox="0 0 55 150" svg:d="M55 0h-14c-6 24-17 27-41 28v15h35v107h20z">
          <text:p/>
        </draw:path>
        <draw:polygon draw:style-name="gr31" draw:text-style-name="P3" draw:layer="layout" svg:width="0.067cm" svg:height="0.16cm" svg:x="20.18cm" svg:y="28.532cm" svg:viewBox="0 0 68 161" draw:points="68,0 54,0 0,161 15,161">
          <text:p/>
        </draw:polygon>
        <draw:path draw:style-name="gr31" draw:text-style-name="P3" draw:layer="layout" svg:width="0.055cm" svg:height="0.149cm" svg:x="20.264cm" svg:y="28.539cm" svg:viewBox="0 0 56 150" svg:d="M56 0h-15c-6 24-16 27-41 28v15h36v107h20z">
          <text:p/>
        </draw:path>
        <draw:path draw:style-name="gr31" draw:text-style-name="P3" draw:layer="layout" svg:width="0.103cm" svg:height="0.146cm" svg:x="20.368cm" svg:y="28.542cm" svg:viewBox="0 0 104 147" svg:d="M0 18h82c-28 34-55 88-60 129h20c11-68 48-115 62-130v-17h-104z">
          <text:p/>
        </draw:path>
        <draw:path draw:style-name="gr31" draw:text-style-name="P3" draw:layer="layout" svg:width="0.102cm" svg:height="0.15cm" svg:x="20.662cm" svg:y="28.542cm" svg:viewBox="0 0 103 151" svg:d="M30 18h63v-18h-77l-11 80 16 1c7-9 17-14 28-14 18 0 33 11 33 33 0 18-12 34-32 34-16 0-29-8-31-25h-19c3 34 28 42 48 42 46 0 55-37 55-53 0-31-26-48-50-48-14 0-23 4-29 9z">
          <text:p/>
        </draw:path>
        <draw:path draw:style-name="gr31" draw:text-style-name="P3" draw:layer="layout" svg:width="0.022cm" svg:height="0.109cm" svg:x="20.791cm" svg:y="28.579cm" svg:viewBox="0 0 23 110" svg:d="M23 87h-23v23h23zM23 0h-23v22h23z">
          <text:p/>
        </draw:path>
        <draw:path draw:style-name="gr31" draw:text-style-name="P3" draw:layer="layout" svg:width="0.102cm" svg:height="0.153cm" svg:x="20.839cm" svg:y="28.539cm" svg:viewBox="0 0 103 154" svg:d="M83 76c0 39-9 61-31 61-21 0-31-22-31-61 0-37 10-59 31-59 22 0 31 22 31 59zM103 76c0-30-8-76-51-76-44 0-52 46-52 76 0 31 8 78 52 78 43 0 51-47 51-78z">
          <text:p/>
        </draw:path>
        <draw:path draw:style-name="gr31" draw:text-style-name="P3" draw:layer="layout" svg:width="0.102cm" svg:height="0.153cm" svg:x="20.957cm" svg:y="28.539cm" svg:viewBox="0 0 103 154" svg:d="M83 76c0 39-10 61-31 61s-31-22-31-61c0-37 10-59 31-59s31 22 31 59zM103 76c0-30-8-76-51-76s-52 46-52 76c0 31 9 78 52 78s51-47 51-78z">
          <text:p/>
        </draw:path>
        <draw:path draw:style-name="gr31" draw:text-style-name="P3" draw:layer="layout" svg:width="0.113cm" svg:height="0.152cm" svg:x="21.144cm" svg:y="28.536cm" svg:viewBox="0 0 114 153" svg:d="M20 17h43c17 0 30 7 30 26 0 20-12 27-31 27h-42zM20 89h49c33 0 45-25 45-46 0-25-17-43-45-43h-69v153h20z">
          <text:p/>
        </draw:path>
        <draw:path draw:style-name="gr31" draw:text-style-name="P3" draw:layer="layout" svg:width="0.146cm" svg:height="0.152cm" svg:x="21.282cm" svg:y="28.536cm" svg:viewBox="0 0 147 153" svg:d="M147 153v-153h-29l-45 129-43-129h-30v153h20v-91c0-4 0-24 0-38l43 129h20l44-129c0 14 0 34 0 38v91z">
          <text:p/>
        </draw:path>
        <draw:frame draw:style-name="gr33" draw:text-style-name="P8" draw:layer="layout" svg:width="3.401cm" svg:height="0.213cm" svg:x="0.323cm" svg:y="28.534cm">
          <draw:text-box>
            <text:p text:style-name="P1"><text:span text:style-name="T4">kos86760_ch16_133-146.indd <text:s text:c="2"/>141</text:span></text:p>
          </draw:text-box>
        </draw:frame>
        <draw:frame draw:style-name="gr34" draw:text-style-name="P8" draw:layer="layout" svg:width="1.801cm" svg:height="0.213cm" svg:x="19.655cm" svg:y="28.534cm">
          <draw:text-box>
            <text:p text:style-name="P1"><text:span text:style-name="T4">09/01/17 <text:s text:c="2"/>5:00 PM</text:span></text:p>
          </draw:text-box>
        </draw:frame>
        <draw:frame draw:style-name="gr35" draw:text-style-name="P9" draw:layer="layout" svg:width="0.84cm" svg:height="0.48cm" svg:x="4.811cm" svg:y="9.494cm">
          <draw:text-box>
            <text:p text:style-name="P1"><text:span text:style-name="T2">V</text:span><text:span text:style-name="T5">6</text:span><text:span text:style-name="T6">5</text:span><text:span text:style-name="T2">/iv</text:span></text:p>
          </draw:text-box>
        </draw:frame>
        <draw:frame draw:style-name="gr35" draw:text-style-name="P9" draw:layer="layout" svg:width="0.269cm" svg:height="0.48cm" svg:x="5.845cm" svg:y="9.494cm">
          <draw:text-box>
            <text:p text:style-name="P1"><text:span text:style-name="T2">iv</text:span></text:p>
          </draw:text-box>
        </draw:frame>
        <draw:line draw:style-name="gr15" draw:text-style-name="P3" draw:layer="layout" svg:x1="5.723cm" svg:y1="8.093cm" svg:x2="6.138cm" svg:y2="8.093cm">
          <text:p/>
        </draw:line>
        <draw:g>
          <draw:line draw:style-name="gr20" draw:text-style-name="P5" draw:layer="layout" svg:x1="5.823cm" svg:y1="8.719cm" svg:x2="5.823cm" svg:y2="8.128cm">
            <text:p/>
          </draw:line>
          <draw:path draw:style-name="gr19" draw:text-style-name="P4" draw:layer="layout" svg:width="0.257cm" svg:height="0.215cm" svg:x="5.815cm" svg:y="7.988cm" svg:viewBox="0 0 258 216" svg:d="M227 48c17 28-20 61-72 91-41 24-98 58-119 27-24-36 31-71 71-93 21-12 97-63 120-25zM247 38c-55-100-303 15-235 137 60 108 301-19 235-137z">
            <text:p/>
          </draw:path>
          <draw:line draw:style-name="gr20" draw:text-style-name="P5" draw:layer="layout" svg:x1="6.073cm" svg:y1="8.093cm" svg:x2="6.073cm" svg:y2="7.502cm">
            <text:p/>
          </draw:line>
        </draw:g>
        <draw:g>
          <draw:line draw:style-name="gr20" draw:text-style-name="P5" draw:layer="layout" svg:x1="6.026cm" svg:y1="6.38cm" svg:x2="6.026cm" svg:y2="5.878cm">
            <text:p/>
          </draw:line>
          <draw:path draw:style-name="gr19" draw:text-style-name="P4" draw:layer="layout" svg:width="0.256cm" svg:height="0.216cm" svg:x="5.779cm" svg:y="6.304cm" svg:viewBox="0 0 257 217" svg:d="M226 48c17 28-20 61-72 92-40 24-97 58-119 27-23-35 31-72 71-93 22-13 97-64 120-26zM246 38c-55-99-303 15-234 139 59 106 300-19 234-139z">
            <text:p/>
          </draw:path>
        </draw:g>
        <draw:g>
          <draw:line draw:style-name="gr20" draw:text-style-name="P5" draw:layer="layout" svg:x1="5.803cm" svg:y1="7.391cm" svg:x2="5.803cm" svg:y2="6.887cm">
            <text:p/>
          </draw:line>
          <draw:path draw:style-name="gr19" draw:text-style-name="P4" draw:layer="layout" svg:width="0.257cm" svg:height="0.216cm" svg:x="5.795cm" svg:y="6.748cm" svg:viewBox="0 0 258 217" svg:d="M227 49c17 27-20 60-72 90-41 25-98 58-119 27-24-35 31-71 71-92 21-12 97-64 120-25zM247 38c-55-100-303 15-235 138 60 107 301-19 235-138z">
            <text:p/>
          </draw:path>
        </draw:g>
        <draw:frame draw:style-name="gr35" draw:text-style-name="P9" draw:layer="layout" svg:width="0.214cm" svg:height="0.48cm" svg:x="4.27cm" svg:y="9.494cm">
          <draw:text-box>
            <text:p text:style-name="P1"><text:span text:style-name="T2">V</text:span></text:p>
          </draw:text-box>
        </draw:frame>
        <draw:g>
          <draw:line draw:style-name="gr20" draw:text-style-name="P5" draw:layer="layout" svg:x1="4.508cm" svg:y1="7.479cm" svg:x2="4.508cm" svg:y2="6.975cm">
            <text:p/>
          </draw:line>
          <draw:path draw:style-name="gr19" draw:text-style-name="P4" draw:layer="layout" svg:width="0.257cm" svg:height="0.216cm" svg:x="4.5cm" svg:y="6.836cm" svg:viewBox="0 0 258 217" svg:d="M227 49c17 27-20 60-72 90-41 25-98 58-119 27-24-35 31-71 71-92 21-12 97-64 120-25zM247 38c-55-100-303 15-235 138 60 107 301-19 235-138z">
            <text:p/>
          </draw:path>
        </draw:g>
        <draw:g>
          <draw:line draw:style-name="gr20" draw:text-style-name="P5" draw:layer="layout" svg:x1="4.521cm" svg:y1="8.893cm" svg:x2="4.521cm" svg:y2="8.302cm">
            <text:p/>
          </draw:line>
          <draw:path draw:style-name="gr19" draw:text-style-name="P4" draw:layer="layout" svg:width="0.257cm" svg:height="0.215cm" svg:x="4.513cm" svg:y="8.162cm" svg:viewBox="0 0 258 216" svg:d="M227 48c17 28-20 61-72 91-41 24-98 58-119 27-24-36 31-71 71-93 21-12 97-63 120-25zM247 38c-55-100-303 15-235 137 60 108 301-19 235-137z">
            <text:p/>
          </draw:path>
        </draw:g>
        <draw:line draw:style-name="gr15" draw:text-style-name="P3" draw:layer="layout" svg:x1="4.438cm" svg:y1="8.093cm" svg:x2="4.853cm" svg:y2="8.093cm">
          <text:p/>
        </draw:line>
        <draw:g>
          <draw:line draw:style-name="gr20" draw:text-style-name="P5" draw:layer="layout" svg:x1="4.765cm" svg:y1="7.973cm" svg:x2="4.765cm" svg:y2="7.558cm">
            <text:p/>
          </draw:line>
          <draw:path draw:style-name="gr19" draw:text-style-name="P4" draw:layer="layout" svg:width="0.257cm" svg:height="0.216cm" svg:x="4.518cm" svg:y="7.897cm" svg:viewBox="0 0 258 217" svg:d="M227 49c17 28-20 61-72 91-41 24-98 59-119 28-24-37 31-72 71-94 21-12 97-63 120-25zM247 39c-55-101-303 14-235 138 60 106 301-20 235-138z">
            <text:p/>
          </draw:path>
        </draw:g>
        <draw:g>
          <draw:line draw:style-name="gr20" draw:text-style-name="P5" draw:layer="layout" svg:x1="4.738cm" svg:y1="6.471cm" svg:x2="4.738cm" svg:y2="5.969cm">
            <text:p/>
          </draw:line>
          <draw:path draw:style-name="gr19" draw:text-style-name="P4" draw:layer="layout" svg:width="0.256cm" svg:height="0.216cm" svg:x="4.491cm" svg:y="6.395cm" svg:viewBox="0 0 257 217" svg:d="M226 48c17 28-20 61-72 92-40 24-97 58-119 27-23-35 31-72 71-93 22-13 97-64 120-26zM246 38c-55-99-303 15-234 139 59 106 300-19 234-139z">
            <text:p/>
          </draw:path>
        </draw:g>
        <draw:path draw:style-name="gr19" draw:text-style-name="P4" draw:layer="layout" svg:width="0.167cm" svg:height="0.541cm" svg:x="4.291cm" svg:y="6.693cm" svg:viewBox="0 0 168 542" svg:d="M137 511v-142l31-14v-62l-31 14v-116l31-14v-62l-31 14v-129h-22v139l-61 28v-133h-23v143l-31 14v62l31-12v116l-31 12v64l31-12v121h23v-133l61-30v132zM115 317l-61 28v-114l61-28z">
          <text:p/>
        </draw:path>
        <draw:frame draw:style-name="gr35" draw:text-style-name="P9" draw:layer="layout" svg:width="0.616cm" svg:height="0.48cm" svg:x="4.144cm" svg:y="5.172cm">
          <draw:text-box>
            <text:p text:style-name="P1"><text:span text:style-name="T2">D/A</text:span></text:p>
          </draw:text-box>
        </draw:frame>
        <draw:frame draw:style-name="gr35" draw:text-style-name="P9" draw:layer="layout" svg:width="0.73cm" svg:height="0.48cm" svg:x="4.828cm" svg:y="5.172cm">
          <draw:text-box>
            <text:p text:style-name="P1"><text:span text:style-name="T2">G</text:span><text:span text:style-name="T5">7</text:span><text:span text:style-name="T2">/B</text:span></text:p>
          </draw:text-box>
        </draw:frame>
        <draw:frame draw:style-name="gr35" draw:text-style-name="P9" draw:layer="layout" svg:width="0.184cm" svg:height="0.48cm" svg:x="5.767cm" svg:y="5.172cm">
          <draw:text-box>
            <text:p text:style-name="P1"><text:span text:style-name="T2">c</text:span></text:p>
          </draw:text-box>
        </draw:frame>
        <draw:frame draw:style-name="gr35" draw:text-style-name="P9" draw:layer="layout" svg:width="0.785cm" svg:height="0.48cm" svg:x="7.662cm" svg:y="9.494cm">
          <draw:text-box>
            <text:p text:style-name="P1"><text:span text:style-name="T2">V</text:span><text:span text:style-name="T5">4</text:span><text:span text:style-name="T6">3</text:span><text:span text:style-name="T7">/V</text:span></text:p>
          </draw:text-box>
        </draw:frame>
        <draw:frame draw:style-name="gr35" draw:text-style-name="P9" draw:layer="layout" svg:width="0.214cm" svg:height="0.48cm" svg:x="8.667cm" svg:y="9.494cm">
          <draw:text-box>
            <text:p text:style-name="P1"><text:span text:style-name="T2">V</text:span></text:p>
          </draw:text-box>
        </draw:frame>
        <draw:g>
          <draw:line draw:style-name="gr20" draw:text-style-name="P5" draw:layer="layout" svg:x1="8.614cm" svg:y1="7.391cm" svg:x2="8.614cm" svg:y2="6.888cm">
            <text:p/>
          </draw:line>
          <draw:path draw:style-name="gr19" draw:text-style-name="P4" draw:layer="layout" svg:width="0.257cm" svg:height="0.216cm" svg:x="8.606cm" svg:y="6.747cm" svg:viewBox="0 0 258 217" svg:d="M227 49c17 27-20 60-72 90-40 26-99 59-119 28-24-36 30-72 71-93 21-12 97-63 120-25zM247 38c-55-99-303 15-235 139 59 106 300-19 235-139z">
            <text:p/>
          </draw:path>
        </draw:g>
        <draw:g>
          <draw:line draw:style-name="gr20" draw:text-style-name="P5" draw:layer="layout" svg:x1="8.853cm" svg:y1="6.646cm" svg:x2="8.853cm" svg:y2="6.142cm">
            <text:p/>
          </draw:line>
          <draw:path draw:style-name="gr19" draw:text-style-name="P4" draw:layer="layout" svg:width="0.257cm" svg:height="0.215cm" svg:x="8.606cm" svg:y="6.569cm" svg:viewBox="0 0 258 216" svg:d="M227 48c17 29-20 61-72 92-40 24-99 58-119 27-24-36 30-71 71-94 21-12 97-63 120-25zM247 38c-55-100-303 14-235 138 59 106 300-19 235-138z">
            <text:p/>
          </draw:path>
        </draw:g>
        <draw:line draw:style-name="gr15" draw:text-style-name="P3" draw:layer="layout" svg:x1="8.564cm" svg:y1="8.093cm" svg:x2="8.979cm" svg:y2="8.093cm">
          <text:p/>
        </draw:line>
        <draw:g>
          <draw:line draw:style-name="gr20" draw:text-style-name="P5" draw:layer="layout" svg:x1="8.891cm" svg:y1="7.973cm" svg:x2="8.891cm" svg:y2="7.558cm">
            <text:p/>
          </draw:line>
          <draw:path draw:style-name="gr19" draw:text-style-name="P4" draw:layer="layout" svg:width="0.257cm" svg:height="0.216cm" svg:x="8.644cm" svg:y="7.897cm" svg:viewBox="0 0 258 217" svg:d="M227 49c17 27-20 60-72 91-40 24-99 58-119 26-24-35 30-71 71-92 21-12 97-63 120-25zM247 38c-55-100-303 15-235 139 59 106 300-20 235-139z">
            <text:p/>
          </draw:path>
        </draw:g>
        <draw:g>
          <draw:line draw:style-name="gr20" draw:text-style-name="P5" draw:layer="layout" svg:x1="8.647cm" svg:y1="8.975cm" svg:x2="8.647cm" svg:y2="8.383cm">
            <text:p/>
          </draw:line>
          <draw:path draw:style-name="gr19" draw:text-style-name="P4" draw:layer="layout" svg:width="0.257cm" svg:height="0.216cm" svg:x="8.639cm" svg:y="8.243cm" svg:viewBox="0 0 258 217" svg:d="M227 48c17 28-20 61-72 92-40 24-99 58-119 27-24-36 30-72 71-94 21-12 97-63 120-25zM247 38c-55-100-303 15-235 138 59 107 300-19 235-138z">
            <text:p/>
          </draw:path>
        </draw:g>
        <draw:frame draw:style-name="gr35" draw:text-style-name="P9" draw:layer="layout" svg:width="0.269cm" svg:height="0.48cm" svg:x="7.069cm" svg:y="9.494cm">
          <draw:text-box>
            <text:p text:style-name="P1"><text:span text:style-name="T2">vi</text:span></text:p>
          </draw:text-box>
        </draw:frame>
        <draw:frame draw:style-name="gr35" draw:text-style-name="P9" draw:layer="layout" svg:width="0.201cm" svg:height="0.48cm" svg:x="7.072cm" svg:y="5.172cm">
          <draw:text-box>
            <text:p text:style-name="P1"><text:span text:style-name="T2">a</text:span></text:p>
          </draw:text-box>
        </draw:frame>
        <draw:frame draw:style-name="gr35" draw:text-style-name="P9" draw:layer="layout" svg:width="0.73cm" svg:height="0.48cm" svg:x="7.564cm" svg:y="5.172cm">
          <draw:text-box>
            <text:p text:style-name="P1"><text:span text:style-name="T2">D</text:span><text:span text:style-name="T5">7</text:span><text:span text:style-name="T7">/A</text:span></text:p>
          </draw:text-box>
        </draw:frame>
        <draw:frame draw:style-name="gr35" draw:text-style-name="P9" draw:layer="layout" svg:width="0.256cm" svg:height="0.48cm" svg:x="8.527cm" svg:y="5.172cm">
          <draw:text-box>
            <text:p text:style-name="P1"><text:span text:style-name="T2">G</text:span></text:p>
          </draw:text-box>
        </draw:frame>
        <draw:g>
          <draw:line draw:style-name="gr20" draw:text-style-name="P5" draw:layer="layout" svg:x1="7.058cm" svg:y1="8.893cm" svg:x2="7.058cm" svg:y2="8.301cm">
            <text:p/>
          </draw:line>
          <draw:path draw:style-name="gr19" draw:text-style-name="P4" draw:layer="layout" svg:width="0.257cm" svg:height="0.216cm" svg:x="7.05cm" svg:y="8.161cm" svg:viewBox="0 0 258 217" svg:d="M227 48c17 28-20 61-72 92-40 24-99 58-119 27-24-36 30-72 71-94 21-12 97-63 120-25zM247 38c-55-100-303 15-235 138 59 107 300-19 235-138z">
            <text:p/>
          </draw:path>
        </draw:g>
        <draw:g>
          <draw:line draw:style-name="gr20" draw:text-style-name="P5" draw:layer="layout" svg:x1="7.297cm" svg:y1="6.559cm" svg:x2="7.297cm" svg:y2="6.055cm">
            <text:p/>
          </draw:line>
          <draw:path draw:style-name="gr19" draw:text-style-name="P4" draw:layer="layout" svg:width="0.257cm" svg:height="0.215cm" svg:x="7.05cm" svg:y="6.482cm" svg:viewBox="0 0 258 216" svg:d="M227 48c17 29-20 61-72 92-40 24-99 58-119 27-24-36 30-71 71-94 21-12 97-63 120-25zM247 38c-55-100-303 14-235 138 59 106 300-19 235-138z">
            <text:p/>
          </draw:path>
        </draw:g>
        <draw:g>
          <draw:line draw:style-name="gr20" draw:text-style-name="P5" draw:layer="layout" svg:x1="7.056cm" svg:y1="7.581cm" svg:x2="7.056cm" svg:y2="7.078cm">
            <text:p/>
          </draw:line>
          <draw:path draw:style-name="gr19" draw:text-style-name="P4" draw:layer="layout" svg:width="0.257cm" svg:height="0.216cm" svg:x="7.048cm" svg:y="6.937cm" svg:viewBox="0 0 258 217" svg:d="M227 49c17 27-20 60-72 90-40 26-99 59-119 28-24-36 30-72 71-93 21-12 97-63 120-25zM247 38c-55-99-303 15-235 139 59 106 300-19 235-139z">
            <text:p/>
          </draw:path>
        </draw:g>
        <draw:line draw:style-name="gr15" draw:text-style-name="P3" draw:layer="layout" svg:x1="6.967cm" svg:y1="8.093cm" svg:x2="7.382cm" svg:y2="8.093cm">
          <text:p/>
        </draw:line>
        <draw:g>
          <draw:line draw:style-name="gr20" draw:text-style-name="P5" draw:layer="layout" svg:x1="7.294cm" svg:y1="8.057cm" svg:x2="7.294cm" svg:y2="7.642cm">
            <text:p/>
          </draw:line>
          <draw:path draw:style-name="gr19" draw:text-style-name="P4" draw:layer="layout" svg:width="0.257cm" svg:height="0.216cm" svg:x="7.047cm" svg:y="7.981cm" svg:viewBox="0 0 258 217" svg:d="M227 49c17 27-20 60-72 91-40 24-99 58-119 26-24-35 30-71 71-92 21-12 97-63 120-25zM247 38c-55-100-303 15-235 139 59 106 300-20 235-139z">
            <text:p/>
          </draw:path>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family-generic="system" style:font-pitch="variable"/>
    <style:font-face style:name="FreeSans" svg:font-family="FreeSans" style:font-family-generic="system" style:font-pitch="variable"/>
    <style:font-face style:name="Helvetica" svg:font-family="Helvetica"/>
    <style:font-face style:name="Helvetica1" svg:font-family="Helvetic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1" svg:font-family="'Noto Sans'" style:font-family-generic="system" style:font-pitch="variable"/>
    <style:font-face style:name="Noto Sans2" svg:font-family="'Noto Sans'" style:font-pitch="variable"/>
    <style:font-face style:name="ProximaNova" svg:font-family="ProximaNova" style:font-pitch="variable"/>
    <style:font-face style:name="ProximaNova-RegularIt" svg:font-family="ProximaNova-RegularIt" style:font-pitch="variable"/>
    <style:font-face style:name="ProximaNova-RegularIt1" svg:font-family="ProximaNova-RegularIt"/>
    <style:font-face style:name="ProximaNova1" svg:font-family="ProximaNova"/>
    <style:font-face style:name="STIX" svg:font-family="STIX" style:font-pitch="variable"/>
    <style:font-face style:name="STIX1" svg:font-family="STIX"/>
    <style:font-face style:name="SonataStd" svg:font-family="SonataStd" style:font-pitch="variable"/>
    <style:font-face style:name="SonataStd1" svg:font-family="SonataStd"/>
    <style:font-face style:name="Source Han Sans CN" svg:font-family="'Source Han Sans CN'" style:font-family-generic="system" style:font-pitch="variable"/>
    <style:font-face style:name="Times" svg:font-family="Times" style:font-pitch="variable"/>
    <style:font-face style:name="Times1" svg:font-family="Times"/>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SG" style:font-name-asian="Cantarell"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6.5cm" fo:margin-bottom="6cm" fo:margin-left="7.8cm" fo:margin-right="7cm" fo:page-width="21.499cm" fo:page-height="27.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9" style:page-layout-name="PM0" draw:style-name="Mdp1"/>
    <style:master-page style:name="master-page37"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2.2$Linux_X86_64 LibreOffice_project/30$Build-2</meta:generator>
    <dc:date>2022-04-04T10:57:54.618739749</dc:date>
    <meta:editing-duration>PT19M19S</meta:editing-duration>
    <meta:editing-cycles>3</meta:editing-cycles>
    <meta:document-statistic meta:object-count="402"/>
  </office:meta>
</office:document-meta>
</file>